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4000000320A9C6373E.jpg"/>
  <manifest:file-entry manifest:media-type="image/jpeg" manifest:full-path="Pictures/10000000000004B0000004B06888D146.jpg"/>
  <manifest:file-entry manifest:media-type="image/jpeg" manifest:full-path="Pictures/1000000000000400000004004A786F4A.jpg"/>
  <manifest:file-entry manifest:media-type="image/jpeg" manifest:full-path="Pictures/100000000000079D000008708B9F794B.jpg"/>
  <manifest:file-entry manifest:media-type="image/jpeg" manifest:full-path="Pictures/100000000000019000000190E71F2587.jpg"/>
  <manifest:file-entry manifest:media-type="image/jpeg" manifest:full-path="Pictures/10000000000000CE0000010481F4D1BB.jpg"/>
  <manifest:file-entry manifest:media-type="image/jpeg" manifest:full-path="Pictures/10000000000001F4000001684D935C87.jpg"/>
  <manifest:file-entry manifest:media-type="image/jpeg" manifest:full-path="Pictures/10000000000000C8000000C89020D98D.jpg"/>
  <manifest:file-entry manifest:media-type="image/jpeg" manifest:full-path="Pictures/100000000000021C0000012FF409CB93.jpg"/>
  <manifest:file-entry manifest:media-type="image/jpeg" manifest:full-path="Pictures/10000000000001900000019003D1A30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0.55cm"/>
    </style:style>
    <style:style style:name="co4" style:family="table-column">
      <style:table-column-properties fo:break-before="auto" style:column-width="1.101cm"/>
    </style:style>
    <style:style style:name="co5" style:family="table-column">
      <style:table-column-properties fo:break-before="auto" style:column-width="1.446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36" table:default-cell-style-name="ce2"/>
        <table:table-column table:style-name="co4" table:default-cell-style-name="ce3"/>
        <table:table-column table:style-name="co5" table:default-cell-style-name="ce2"/>
        <table:table-column table:style-name="co1" table:number-columns-repeated="984" table:default-cell-style-name="ce2"/>
        <table:table-row table:style-name="ro1">
          <table:table-cell table:style-name="ce1" office:value-type="string">
            <text:p>2017/18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4"/>
        </table:table-row>
        <table:table-row table:style-name="ro1">
          <table:table-cell/>
          <table:table-cell office:value-type="float" office:value="1">
            <text:p>1</text:p>
          </table:table-cell>
          <table:table-cell>
            <draw:frame table:end-cell-address="Tabelle1.D2" table:end-x="0.012cm" table:end-y="0.5cm" draw:z-index="258" draw:name="Grafik 8" draw:style-name="gr1" draw:text-style-name="P1" svg:width="0.5cm" svg:height="0.5cm" svg:x="0.06cm" svg:y="0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E2" table:end-x="0.009cm" table:end-y="0.35cm" draw:z-index="42" draw:name="Grafik 2" draw:style-name="gr1" draw:text-style-name="P1" svg:width="0.5cm" svg:height="0.35cm" svg:x="0.058cm" svg:y="0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F2" table:end-x="0.007cm" table:end-y="0.35cm" draw:z-index="43" draw:name="Grafik 2" draw:style-name="gr1" draw:text-style-name="P1" svg:width="0.5cm" svg:height="0.35cm" svg:x="0.055cm" svg:y="0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G2" table:end-x="0.005cm" table:end-y="0.35cm" draw:z-index="44" draw:name="Grafik 2" draw:style-name="gr1" draw:text-style-name="P1" svg:width="0.5cm" svg:height="0.35cm" svg:x="0.053cm" svg:y="0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H2" table:end-x="0.003cm" table:end-y="0.35cm" draw:z-index="45" draw:name="Grafik 2" draw:style-name="gr1" draw:text-style-name="P1" svg:width="0.5cm" svg:height="0.35cm" svg:x="0.051cm" svg:y="0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H2" table:end-x="0.549cm" table:end-y="0.35cm" draw:z-index="46" draw:name="Grafik 2" draw:style-name="gr1" draw:text-style-name="P1" svg:width="0.5cm" svg:height="0.35cm" svg:x="0.049cm" svg:y="0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I2" table:end-x="0.546cm" table:end-y="0.35cm" draw:z-index="47" draw:name="Grafik 2" draw:style-name="gr1" draw:text-style-name="P1" svg:width="0.5cm" svg:height="0.35cm" svg:x="0.046cm" svg:y="0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J2" table:end-x="0.544cm" table:end-y="0.35cm" draw:z-index="48" draw:name="Grafik 2" draw:style-name="gr1" draw:text-style-name="P1" svg:width="0.5cm" svg:height="0.35cm" svg:x="0.044cm" svg:y="0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K2" table:end-x="0.542cm" table:end-y="0.35cm" draw:z-index="49" draw:name="Grafik 2" draw:style-name="gr1" draw:text-style-name="P1" svg:width="0.5cm" svg:height="0.35cm" svg:x="0.042cm" svg:y="0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L2" table:end-x="0.54cm" table:end-y="0.35cm" draw:z-index="50" draw:name="Grafik 2" draw:style-name="gr1" draw:text-style-name="P1" svg:width="0.5cm" svg:height="0.35cm" svg:x="0.04cm" svg:y="0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M2" table:end-x="0.537cm" table:end-y="0.35cm" draw:z-index="51" draw:name="Grafik 2" draw:style-name="gr1" draw:text-style-name="P1" svg:width="0.5cm" svg:height="0.35cm" svg:x="0.037cm" svg:y="0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N2" table:end-x="0.535cm" table:end-y="0.35cm" draw:z-index="52" draw:name="Grafik 2" draw:style-name="gr1" draw:text-style-name="P1" svg:width="0.5cm" svg:height="0.35cm" svg:x="0.035cm" svg:y="0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O2" table:end-x="0.533cm" table:end-y="0.35cm" draw:z-index="53" draw:name="Grafik 2" draw:style-name="gr1" draw:text-style-name="P1" svg:width="0.5cm" svg:height="0.35cm" svg:x="0.033cm" svg:y="0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P2" table:end-x="0.53cm" table:end-y="0.35cm" draw:z-index="54" draw:name="Grafik 2" draw:style-name="gr1" draw:text-style-name="P1" svg:width="0.5cm" svg:height="0.35cm" svg:x="0.03cm" svg:y="0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Q2" table:end-x="0.528cm" table:end-y="0.3cm" draw:z-index="24" draw:name="Grafik 1" draw:style-name="gr1" draw:text-style-name="P1" svg:width="0.5cm" svg:height="0.3cm" svg:x="0.028cm" svg:y="0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R2" table:end-x="0.526cm" table:end-y="0.3cm" draw:z-index="25" draw:name="Grafik 1" draw:style-name="gr1" draw:text-style-name="P1" svg:width="0.5cm" svg:height="0.3cm" svg:x="0.026cm" svg:y="0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S2" table:end-x="0.524cm" table:end-y="0.3cm" draw:z-index="27" draw:name="Grafik 1" draw:style-name="gr1" draw:text-style-name="P1" svg:width="0.5cm" svg:height="0.3cm" svg:x="0.024cm" svg:y="0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T2" table:end-x="0.521cm" table:end-y="0.3cm" draw:z-index="28" draw:name="Grafik 1" draw:style-name="gr1" draw:text-style-name="P1" svg:width="0.5cm" svg:height="0.3cm" svg:x="0.021cm" svg:y="0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U2" table:end-x="0.519cm" table:end-y="0.35cm" draw:z-index="59" draw:name="Grafik 2" draw:style-name="gr1" draw:text-style-name="P1" svg:width="0.5cm" svg:height="0.35cm" svg:x="0.019cm" svg:y="0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V2" table:end-x="0.517cm" table:end-y="0.35cm" draw:z-index="60" draw:name="Grafik 2" draw:style-name="gr1" draw:text-style-name="P1" svg:width="0.5cm" svg:height="0.35cm" svg:x="0.017cm" svg:y="0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W2" table:end-x="0.514cm" table:end-y="0.3cm" draw:z-index="30" draw:name="Grafik 1" draw:style-name="gr1" draw:text-style-name="P1" svg:width="0.5cm" svg:height="0.3cm" svg:x="0.014cm" svg:y="0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X2" table:end-x="0.512cm" table:end-y="0.3cm" draw:z-index="31" draw:name="Grafik 1" draw:style-name="gr1" draw:text-style-name="P1" svg:width="0.5cm" svg:height="0.3cm" svg:x="0.012cm" svg:y="0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Y2" table:end-x="0.51cm" table:end-y="0.3cm" draw:z-index="32" draw:name="Grafik 1" draw:style-name="gr1" draw:text-style-name="P1" svg:width="0.5cm" svg:height="0.3cm" svg:x="0.01cm" svg:y="0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Z2" table:end-x="0.508cm" table:end-y="0.3cm" draw:z-index="33" draw:name="Grafik 1" draw:style-name="gr1" draw:text-style-name="P1" svg:width="0.5cm" svg:height="0.3cm" svg:x="0.008cm" svg:y="0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AA2" table:end-x="0.505cm" table:end-y="0.3cm" draw:z-index="34" draw:name="Grafik 1" draw:style-name="gr1" draw:text-style-name="P1" svg:width="0.5cm" svg:height="0.3cm" svg:x="0.005cm" svg:y="0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AB2" table:end-x="0.503cm" table:end-y="0.3cm" draw:z-index="35" draw:name="Grafik 1" draw:style-name="gr1" draw:text-style-name="P1" svg:width="0.5cm" svg:height="0.3cm" svg:x="0.003cm" svg:y="0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AC2" table:end-x="0.501cm" table:end-y="0.3cm" draw:z-index="36" draw:name="Grafik 1" draw:style-name="gr1" draw:text-style-name="P1" svg:width="0.5cm" svg:height="0.3cm" svg:x="0.001cm" svg:y="0cm">
              <draw:image xlink:href="Pictures/100000000000021C0000012FF409CB93.jpg" xlink:type="simple" xlink:show="embed" xlink:actuate="onLoad">
                <text:p/>
              </draw:image>
            </draw:frame>
            <draw:frame table:end-cell-address="Tabelle1.AD2" table:end-x="0.499cm" table:end-y="0.3cm" draw:z-index="37" draw:name="Grafik 1" draw:style-name="gr1" draw:text-style-name="P1" svg:width="0.5cm" svg:height="0.3cm" svg:x="0.547cm" svg:y="0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AE2" table:end-x="0.496cm" table:end-y="0.3cm" draw:z-index="38" draw:name="Grafik 1" draw:style-name="gr1" draw:text-style-name="P1" svg:width="0.5cm" svg:height="0.3cm" svg:x="0.545cm" svg:y="0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AF2" table:end-x="0.494cm" table:end-y="0.3cm" draw:z-index="40" draw:name="Grafik 1" draw:style-name="gr1" draw:text-style-name="P1" svg:width="0.5cm" svg:height="0.3cm" svg:x="0.542cm" svg:y="0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AG2" table:end-x="0.492cm" table:end-y="0.3cm" draw:z-index="39" draw:name="Grafik 1" draw:style-name="gr1" draw:text-style-name="P1" svg:width="0.5cm" svg:height="0.3cm" svg:x="0.54cm" svg:y="0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AH2" table:end-x="0.491cm" table:end-y="0.3cm" draw:z-index="0" draw:name="Grafik 1" draw:style-name="gr1" draw:text-style-name="P1" svg:width="0.5cm" svg:height="0.3cm" svg:x="0.54cm" svg:y="0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AI2" table:end-x="0.487cm" table:end-y="0.3cm" draw:z-index="322" draw:name="Grafik 1" draw:style-name="gr1" draw:text-style-name="P1" svg:width="0.5cm" svg:height="0.3cm" svg:x="0.535cm" svg:y="0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AJ2" table:end-x="0.485cm" table:end-y="0.3cm" draw:z-index="357" draw:name="Grafik 1" draw:style-name="gr1" draw:text-style-name="P1" svg:width="0.5cm" svg:height="0.3cm" svg:x="0.533cm" svg:y="0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AK2" table:end-x="0.484cm" table:end-y="0.3cm" draw:z-index="358" draw:name="Grafik 1" draw:style-name="gr1" draw:text-style-name="P1" svg:width="0.5cm" svg:height="0.3cm" svg:x="0.532cm" svg:y="0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AL2" table:end-x="0.481cm" table:end-y="0.3cm" draw:z-index="359" draw:name="Grafik 1" draw:style-name="gr1" draw:text-style-name="P1" svg:width="0.5cm" svg:height="0.3cm" svg:x="0.53cm" svg:y="0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81:29</text:p>
          </table:table-cell>
          <table:table-cell office:value-type="float" office:value="83">
            <text:p>83</text:p>
          </table:table-cell>
          <table:table-cell table:number-columns-repeated="984"/>
        </table:table-row>
        <table:table-row table:style-name="ro1">
          <table:table-cell/>
          <table:table-cell office:value-type="float" office:value="2">
            <text:p>2</text:p>
          </table:table-cell>
          <table:table-cell>
            <draw:frame table:end-cell-address="Tabelle1.D3" table:end-x="0.012cm" table:end-y="0.501cm" draw:z-index="72" draw:name="Grafik 3" draw:style-name="gr1" draw:text-style-name="P1" svg:width="0.5cm" svg:height="0.5cm" svg:x="0.06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E3" table:end-x="0.009cm" table:end-y="0.501cm" draw:z-index="104" draw:name="Grafik 4" draw:style-name="gr1" draw:text-style-name="P1" svg:width="0.5cm" svg:height="0.5cm" svg:x="0.058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F3" table:end-x="0.007cm" table:end-y="0.301cm" draw:z-index="12" draw:name="Grafik 1" draw:style-name="gr1" draw:text-style-name="P1" svg:width="0.5cm" svg:height="0.3cm" svg:x="0.055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G3" table:end-x="0.005cm" table:end-y="0.301cm" draw:z-index="13" draw:name="Grafik 1" draw:style-name="gr1" draw:text-style-name="P1" svg:width="0.5cm" svg:height="0.3cm" svg:x="0.053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H3" table:end-x="0.003cm" table:end-y="0.301cm" draw:z-index="14" draw:name="Grafik 1" draw:style-name="gr1" draw:text-style-name="P1" svg:width="0.5cm" svg:height="0.3cm" svg:x="0.051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H3" table:end-x="0.549cm" table:end-y="0.301cm" draw:z-index="15" draw:name="Grafik 1" draw:style-name="gr1" draw:text-style-name="P1" svg:width="0.5cm" svg:height="0.3cm" svg:x="0.049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I3" table:end-x="0.546cm" table:end-y="0.301cm" draw:z-index="16" draw:name="Grafik 1" draw:style-name="gr1" draw:text-style-name="P1" svg:width="0.5cm" svg:height="0.3cm" svg:x="0.046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J3" table:end-x="0.544cm" table:end-y="0.301cm" draw:z-index="17" draw:name="Grafik 1" draw:style-name="gr1" draw:text-style-name="P1" svg:width="0.5cm" svg:height="0.3cm" svg:x="0.044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K3" table:end-x="0.542cm" table:end-y="0.301cm" draw:z-index="18" draw:name="Grafik 1" draw:style-name="gr1" draw:text-style-name="P1" svg:width="0.5cm" svg:height="0.3cm" svg:x="0.042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L3" table:end-x="0.54cm" table:end-y="0.301cm" draw:z-index="19" draw:name="Grafik 1" draw:style-name="gr1" draw:text-style-name="P1" svg:width="0.5cm" svg:height="0.3cm" svg:x="0.04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M3" table:end-x="0.537cm" table:end-y="0.301cm" draw:z-index="20" draw:name="Grafik 1" draw:style-name="gr1" draw:text-style-name="P1" svg:width="0.5cm" svg:height="0.3cm" svg:x="0.037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N3" table:end-x="0.535cm" table:end-y="0.301cm" draw:z-index="21" draw:name="Grafik 1" draw:style-name="gr1" draw:text-style-name="P1" svg:width="0.5cm" svg:height="0.3cm" svg:x="0.035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O3" table:end-x="0.533cm" table:end-y="0.301cm" draw:z-index="22" draw:name="Grafik 1" draw:style-name="gr1" draw:text-style-name="P1" svg:width="0.5cm" svg:height="0.3cm" svg:x="0.033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P3" table:end-x="0.53cm" table:end-y="0.301cm" draw:z-index="23" draw:name="Grafik 1" draw:style-name="gr1" draw:text-style-name="P1" svg:width="0.5cm" svg:height="0.3cm" svg:x="0.03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Q3" table:end-x="0.528cm" table:end-y="0.351cm" draw:z-index="55" draw:name="Grafik 2" draw:style-name="gr1" draw:text-style-name="P1" svg:width="0.5cm" svg:height="0.35cm" svg:x="0.028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R3" table:end-x="0.526cm" table:end-y="0.351cm" draw:z-index="56" draw:name="Grafik 2" draw:style-name="gr1" draw:text-style-name="P1" svg:width="0.5cm" svg:height="0.35cm" svg:x="0.026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S3" table:end-x="0.524cm" table:end-y="0.351cm" draw:z-index="57" draw:name="Grafik 2" draw:style-name="gr1" draw:text-style-name="P1" svg:width="0.5cm" svg:height="0.35cm" svg:x="0.024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T3" table:end-x="0.521cm" table:end-y="0.351cm" draw:z-index="58" draw:name="Grafik 2" draw:style-name="gr1" draw:text-style-name="P1" svg:width="0.5cm" svg:height="0.35cm" svg:x="0.021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U3" table:end-x="0.519cm" table:end-y="0.301cm" draw:z-index="26" draw:name="Grafik 1" draw:style-name="gr1" draw:text-style-name="P1" svg:width="0.5cm" svg:height="0.3cm" svg:x="0.019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V3" table:end-x="0.517cm" table:end-y="0.301cm" draw:z-index="29" draw:name="Grafik 1" draw:style-name="gr1" draw:text-style-name="P1" svg:width="0.5cm" svg:height="0.3cm" svg:x="0.017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W3" table:end-x="0.514cm" table:end-y="0.351cm" draw:z-index="61" draw:name="Grafik 2" draw:style-name="gr1" draw:text-style-name="P1" svg:width="0.5cm" svg:height="0.35cm" svg:x="0.014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X3" table:end-x="0.512cm" table:end-y="0.351cm" draw:z-index="62" draw:name="Grafik 2" draw:style-name="gr1" draw:text-style-name="P1" svg:width="0.5cm" svg:height="0.35cm" svg:x="0.012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Y3" table:end-x="0.51cm" table:end-y="0.351cm" draw:z-index="63" draw:name="Grafik 2" draw:style-name="gr1" draw:text-style-name="P1" svg:width="0.5cm" svg:height="0.35cm" svg:x="0.01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Z3" table:end-x="0.508cm" table:end-y="0.351cm" draw:z-index="64" draw:name="Grafik 2" draw:style-name="gr1" draw:text-style-name="P1" svg:width="0.5cm" svg:height="0.35cm" svg:x="0.008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AA3" table:end-x="0.505cm" table:end-y="0.351cm" draw:z-index="65" draw:name="Grafik 2" draw:style-name="gr1" draw:text-style-name="P1" svg:width="0.5cm" svg:height="0.35cm" svg:x="0.005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AB3" table:end-x="0.503cm" table:end-y="0.351cm" draw:z-index="66" draw:name="Grafik 2" draw:style-name="gr1" draw:text-style-name="P1" svg:width="0.5cm" svg:height="0.35cm" svg:x="0.003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AC3" table:end-x="0.501cm" table:end-y="0.351cm" draw:z-index="67" draw:name="Grafik 2" draw:style-name="gr1" draw:text-style-name="P1" svg:width="0.5cm" svg:height="0.35cm" svg:x="0.001cm" svg:y="0.001cm">
              <draw:image xlink:href="Pictures/10000000000001F4000001684D935C87.jpg" xlink:type="simple" xlink:show="embed" xlink:actuate="onLoad">
                <text:p/>
              </draw:image>
            </draw:frame>
            <draw:frame table:end-cell-address="Tabelle1.AD3" table:end-x="0.499cm" table:end-y="0.351cm" draw:z-index="68" draw:name="Grafik 2" draw:style-name="gr1" draw:text-style-name="P1" svg:width="0.5cm" svg:height="0.35cm" svg:x="0.547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AE3" table:end-x="0.496cm" table:end-y="0.351cm" draw:z-index="69" draw:name="Grafik 2" draw:style-name="gr1" draw:text-style-name="P1" svg:width="0.5cm" svg:height="0.35cm" svg:x="0.545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AF3" table:end-x="0.494cm" table:end-y="0.351cm" draw:z-index="70" draw:name="Grafik 2" draw:style-name="gr1" draw:text-style-name="P1" svg:width="0.5cm" svg:height="0.35cm" svg:x="0.542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AG3" table:end-x="0.492cm" table:end-y="0.351cm" draw:z-index="71" draw:name="Grafik 2" draw:style-name="gr1" draw:text-style-name="P1" svg:width="0.5cm" svg:height="0.35cm" svg:x="0.54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AH3" table:end-x="0.491cm" table:end-y="0.351cm" draw:z-index="1" draw:name="Grafik 2" draw:style-name="gr1" draw:text-style-name="P1" svg:width="0.5cm" svg:height="0.35cm" svg:x="0.54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AI3" table:end-x="0.487cm" table:end-y="0.351cm" draw:z-index="323" draw:name="Grafik 2" draw:style-name="gr1" draw:text-style-name="P1" svg:width="0.5cm" svg:height="0.35cm" svg:x="0.535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AJ3" table:end-x="0.485cm" table:end-y="0.351cm" draw:z-index="354" draw:name="Grafik 2" draw:style-name="gr1" draw:text-style-name="P1" svg:width="0.5cm" svg:height="0.35cm" svg:x="0.533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AK3" table:end-x="0.484cm" table:end-y="0.351cm" draw:z-index="355" draw:name="Grafik 2" draw:style-name="gr1" draw:text-style-name="P1" svg:width="0.5cm" svg:height="0.35cm" svg:x="0.532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AL3" table:end-x="0.481cm" table:end-y="0.351cm" draw:z-index="356" draw:name="Grafik 2" draw:style-name="gr1" draw:text-style-name="P1" svg:width="0.5cm" svg:height="0.35cm" svg:x="0.53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8:45</text:p>
          </table:table-cell>
          <table:table-cell office:value-type="float" office:value="70">
            <text:p>70</text:p>
          </table:table-cell>
          <table:table-cell table:number-columns-repeated="984"/>
        </table:table-row>
        <table:table-row table:style-name="ro1">
          <table:table-cell/>
          <table:table-cell office:value-type="float" office:value="3">
            <text:p>3</text:p>
          </table:table-cell>
          <table:table-cell>
            <draw:frame table:end-cell-address="Tabelle1.D4" table:end-x="0.012cm" table:end-y="0.301cm" draw:z-index="10" draw:name="Grafik 1" draw:style-name="gr1" draw:text-style-name="P1" svg:width="0.5cm" svg:height="0.3cm" svg:x="0.06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E4" table:end-x="0.009cm" table:end-y="0.501cm" draw:z-index="73" draw:name="Grafik 3" draw:style-name="gr1" draw:text-style-name="P1" svg:width="0.5cm" svg:height="0.5cm" svg:x="0.058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F4" table:end-x="0.007cm" table:end-y="0.501cm" draw:z-index="74" draw:name="Grafik 3" draw:style-name="gr1" draw:text-style-name="P1" svg:width="0.5cm" svg:height="0.5cm" svg:x="0.055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G4" table:end-x="0.005cm" table:end-y="0.501cm" draw:z-index="75" draw:name="Grafik 3" draw:style-name="gr1" draw:text-style-name="P1" svg:width="0.5cm" svg:height="0.5cm" svg:x="0.053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H4" table:end-x="0.003cm" table:end-y="0.501cm" draw:z-index="76" draw:name="Grafik 3" draw:style-name="gr1" draw:text-style-name="P1" svg:width="0.5cm" svg:height="0.5cm" svg:x="0.051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H4" table:end-x="0.449cm" table:end-y="0.501cm" draw:z-index="232" draw:name="Grafik 7" draw:style-name="gr1" draw:text-style-name="P1" svg:width="0.4cm" svg:height="0.5cm" svg:x="0.049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I4" table:end-x="0.546cm" table:end-y="0.501cm" draw:z-index="78" draw:name="Grafik 3" draw:style-name="gr1" draw:text-style-name="P1" svg:width="0.5cm" svg:height="0.5cm" svg:x="0.046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J4" table:end-x="0.444cm" table:end-y="0.501cm" draw:z-index="234" draw:name="Grafik 7" draw:style-name="gr1" draw:text-style-name="P1" svg:width="0.4cm" svg:height="0.5cm" svg:x="0.044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K4" table:end-x="0.442cm" table:end-y="0.501cm" draw:z-index="235" draw:name="Grafik 7" draw:style-name="gr1" draw:text-style-name="P1" svg:width="0.4cm" svg:height="0.5cm" svg:x="0.042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L4" table:end-x="0.44cm" table:end-y="0.501cm" draw:z-index="236" draw:name="Grafik 7" draw:style-name="gr1" draw:text-style-name="P1" svg:width="0.4cm" svg:height="0.5cm" svg:x="0.04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M4" table:end-x="0.537cm" table:end-y="0.501cm" draw:z-index="113" draw:name="Grafik 4" draw:style-name="gr1" draw:text-style-name="P1" svg:width="0.5cm" svg:height="0.5cm" svg:x="0.037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N4" table:end-x="0.535cm" table:end-y="0.501cm" draw:z-index="114" draw:name="Grafik 4" draw:style-name="gr1" draw:text-style-name="P1" svg:width="0.5cm" svg:height="0.5cm" svg:x="0.035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O4" table:end-x="0.533cm" table:end-y="0.501cm" draw:z-index="115" draw:name="Grafik 4" draw:style-name="gr1" draw:text-style-name="P1" svg:width="0.5cm" svg:height="0.5cm" svg:x="0.033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P4" table:end-x="0.53cm" table:end-y="0.501cm" draw:z-index="116" draw:name="Grafik 4" draw:style-name="gr1" draw:text-style-name="P1" svg:width="0.5cm" svg:height="0.5cm" svg:x="0.03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Q4" table:end-x="0.528cm" table:end-y="0.501cm" draw:z-index="117" draw:name="Grafik 4" draw:style-name="gr1" draw:text-style-name="P1" svg:width="0.5cm" svg:height="0.5cm" svg:x="0.028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R4" table:end-x="0.526cm" table:end-y="0.501cm" draw:z-index="118" draw:name="Grafik 4" draw:style-name="gr1" draw:text-style-name="P1" svg:width="0.5cm" svg:height="0.5cm" svg:x="0.026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S4" table:end-x="0.524cm" table:end-y="0.501cm" draw:z-index="119" draw:name="Grafik 4" draw:style-name="gr1" draw:text-style-name="P1" svg:width="0.5cm" svg:height="0.5cm" svg:x="0.024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T4" table:end-x="0.521cm" table:end-y="0.501cm" draw:z-index="120" draw:name="Grafik 4" draw:style-name="gr1" draw:text-style-name="P1" svg:width="0.5cm" svg:height="0.5cm" svg:x="0.021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U4" table:end-x="0.519cm" table:end-y="0.501cm" draw:z-index="121" draw:name="Grafik 4" draw:style-name="gr1" draw:text-style-name="P1" svg:width="0.5cm" svg:height="0.5cm" svg:x="0.019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V4" table:end-x="0.517cm" table:end-y="0.501cm" draw:z-index="122" draw:name="Grafik 4" draw:style-name="gr1" draw:text-style-name="P1" svg:width="0.5cm" svg:height="0.5cm" svg:x="0.017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W4" table:end-x="0.514cm" table:end-y="0.501cm" draw:z-index="123" draw:name="Grafik 4" draw:style-name="gr1" draw:text-style-name="P1" svg:width="0.5cm" svg:height="0.5cm" svg:x="0.014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X4" table:end-x="0.512cm" table:end-y="0.501cm" draw:z-index="124" draw:name="Grafik 4" draw:style-name="gr1" draw:text-style-name="P1" svg:width="0.5cm" svg:height="0.5cm" svg:x="0.012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Y4" table:end-x="0.41cm" table:end-y="0.501cm" draw:z-index="187" draw:name="Grafik 5" draw:style-name="gr1" draw:text-style-name="P1" svg:width="0.4cm" svg:height="0.5cm" svg:x="0.01cm" svg:y="0.001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Z4" table:end-x="0.408cm" table:end-y="0.501cm" draw:z-index="188" draw:name="Grafik 5" draw:style-name="gr1" draw:text-style-name="P1" svg:width="0.4cm" svg:height="0.5cm" svg:x="0.008cm" svg:y="0.001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AA4" table:end-x="0.405cm" table:end-y="0.501cm" draw:z-index="189" draw:name="Grafik 5" draw:style-name="gr1" draw:text-style-name="P1" svg:width="0.4cm" svg:height="0.5cm" svg:x="0.005cm" svg:y="0.001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AB4" table:end-x="0.503cm" table:end-y="0.501cm" draw:z-index="128" draw:name="Grafik 4" draw:style-name="gr1" draw:text-style-name="P1" svg:width="0.5cm" svg:height="0.5cm" svg:x="0.003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AC4" table:end-x="0.501cm" table:end-y="0.501cm" draw:z-index="129" draw:name="Grafik 4" draw:style-name="gr1" draw:text-style-name="P1" svg:width="0.5cm" svg:height="0.5cm" svg:x="0.001cm" svg:y="0.001cm">
              <draw:image xlink:href="Pictures/1000000000000400000004004A786F4A.jpg" xlink:type="simple" xlink:show="embed" xlink:actuate="onLoad">
                <text:p/>
              </draw:image>
            </draw:frame>
            <draw:frame table:end-cell-address="Tabelle1.AD4" table:end-x="0.499cm" table:end-y="0.501cm" draw:z-index="130" draw:name="Grafik 4" draw:style-name="gr1" draw:text-style-name="P1" svg:width="0.5cm" svg:height="0.5cm" svg:x="0.547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AE4" table:end-x="0.496cm" table:end-y="0.501cm" draw:z-index="131" draw:name="Grafik 4" draw:style-name="gr1" draw:text-style-name="P1" svg:width="0.5cm" svg:height="0.5cm" svg:x="0.545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AF4" table:end-x="0.494cm" table:end-y="0.501cm" draw:z-index="132" draw:name="Grafik 4" draw:style-name="gr1" draw:text-style-name="P1" svg:width="0.5cm" svg:height="0.5cm" svg:x="0.542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AG4" table:end-x="0.492cm" table:end-y="0.501cm" draw:z-index="133" draw:name="Grafik 4" draw:style-name="gr1" draw:text-style-name="P1" svg:width="0.5cm" svg:height="0.5cm" svg:x="0.54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AH4" table:end-x="0.491cm" table:end-y="0.501cm" draw:z-index="2" draw:name="Grafik 3" draw:style-name="gr1" draw:text-style-name="P1" svg:width="0.5cm" svg:height="0.5cm" svg:x="0.54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AI4" table:end-x="0.487cm" table:end-y="0.501cm" draw:z-index="320" draw:name="Grafik 4" draw:style-name="gr1" draw:text-style-name="P1" svg:width="0.5cm" svg:height="0.5cm" svg:x="0.535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AJ4" table:end-x="0.485cm" table:end-y="0.501cm" draw:z-index="351" draw:name="Grafik 4" draw:style-name="gr1" draw:text-style-name="P1" svg:width="0.5cm" svg:height="0.5cm" svg:x="0.533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AK4" table:end-x="0.484cm" table:end-y="0.501cm" draw:z-index="352" draw:name="Grafik 4" draw:style-name="gr1" draw:text-style-name="P1" svg:width="0.5cm" svg:height="0.5cm" svg:x="0.532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AL4" table:end-x="0.481cm" table:end-y="0.501cm" draw:z-index="353" draw:name="Grafik 4" draw:style-name="gr1" draw:text-style-name="P1" svg:width="0.5cm" svg:height="0.5cm" svg:x="0.53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8:43</text:p>
          </table:table-cell>
          <table:table-cell office:value-type="float" office:value="62">
            <text:p>62</text:p>
          </table:table-cell>
          <table:table-cell table:number-columns-repeated="984"/>
        </table:table-row>
        <table:table-row table:style-name="ro1">
          <table:table-cell/>
          <table:table-cell office:value-type="float" office:value="4">
            <text:p>4</text:p>
          </table:table-cell>
          <table:table-cell>
            <draw:frame table:end-cell-address="Tabelle1.D5" table:end-x="0.012cm" table:end-y="0.35cm" draw:z-index="41" draw:name="Grafik 2" draw:style-name="gr1" draw:text-style-name="P1" svg:width="0.5cm" svg:height="0.35cm" svg:x="0.06cm" svg:y="0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E5" table:end-x="0.009cm" table:end-y="0.3cm" draw:z-index="11" draw:name="Grafik 1" draw:style-name="gr1" draw:text-style-name="P1" svg:width="0.5cm" svg:height="0.3cm" svg:x="0.058cm" svg:y="0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F5" table:end-x="0.007cm" table:end-y="0.5cm" draw:z-index="105" draw:name="Grafik 4" draw:style-name="gr1" draw:text-style-name="P1" svg:width="0.5cm" svg:height="0.5cm" svg:x="0.055cm" svg:y="0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F5" table:end-x="0.453cm" table:end-y="0.5cm" draw:z-index="168" draw:name="Grafik 5" draw:style-name="gr1" draw:text-style-name="P1" svg:width="0.4cm" svg:height="0.5cm" svg:x="0.053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G5" table:end-x="0.451cm" table:end-y="0.5cm" draw:z-index="231" draw:name="Grafik 7" draw:style-name="gr1" draw:text-style-name="P1" svg:width="0.4cm" svg:height="0.5cm" svg:x="0.051cm" svg:y="0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H5" table:end-x="0.549cm" table:end-y="0.5cm" draw:z-index="294" draw:name="Grafik 9" draw:style-name="gr1" draw:text-style-name="P1" svg:width="0.5cm" svg:height="0.5cm" svg:x="0.049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I5" table:end-x="0.446cm" table:end-y="0.5cm" draw:z-index="233" draw:name="Grafik 7" draw:style-name="gr1" draw:text-style-name="P1" svg:width="0.4cm" svg:height="0.5cm" svg:x="0.046cm" svg:y="0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J5" table:end-x="0.544cm" table:end-y="0.5cm" draw:z-index="79" draw:name="Grafik 3" draw:style-name="gr1" draw:text-style-name="P1" svg:width="0.5cm" svg:height="0.5cm" svg:x="0.044cm" svg:y="0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K5" table:end-x="0.542cm" table:end-y="0.5cm" draw:z-index="111" draw:name="Grafik 4" draw:style-name="gr1" draw:text-style-name="P1" svg:width="0.5cm" svg:height="0.5cm" svg:x="0.042cm" svg:y="0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L5" table:end-x="0.54cm" table:end-y="0.5cm" draw:z-index="112" draw:name="Grafik 4" draw:style-name="gr1" draw:text-style-name="P1" svg:width="0.5cm" svg:height="0.5cm" svg:x="0.04cm" svg:y="0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M5" table:end-x="0.437cm" table:end-y="0.5cm" draw:z-index="237" draw:name="Grafik 7" draw:style-name="gr1" draw:text-style-name="P1" svg:width="0.4cm" svg:height="0.5cm" svg:x="0.037cm" svg:y="0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N5" table:end-x="0.435cm" table:end-y="0.5cm" draw:z-index="238" draw:name="Grafik 7" draw:style-name="gr1" draw:text-style-name="P1" svg:width="0.4cm" svg:height="0.5cm" svg:x="0.035cm" svg:y="0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O5" table:end-x="0.433cm" table:end-y="0.5cm" draw:z-index="239" draw:name="Grafik 7" draw:style-name="gr1" draw:text-style-name="P1" svg:width="0.4cm" svg:height="0.5cm" svg:x="0.033cm" svg:y="0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P5" table:end-x="0.53cm" table:end-y="0.5cm" draw:z-index="85" draw:name="Grafik 3" draw:style-name="gr1" draw:text-style-name="P1" svg:width="0.5cm" svg:height="0.5cm" svg:x="0.03cm" svg:y="0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Q5" table:end-x="0.428cm" table:end-y="0.5cm" draw:z-index="179" draw:name="Grafik 5" draw:style-name="gr1" draw:text-style-name="P1" svg:width="0.4cm" svg:height="0.5cm" svg:x="0.028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R5" table:end-x="0.426cm" table:end-y="0.5cm" draw:z-index="180" draw:name="Grafik 5" draw:style-name="gr1" draw:text-style-name="P1" svg:width="0.4cm" svg:height="0.5cm" svg:x="0.026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S5" table:end-x="0.424cm" table:end-y="0.5cm" draw:z-index="181" draw:name="Grafik 5" draw:style-name="gr1" draw:text-style-name="P1" svg:width="0.4cm" svg:height="0.5cm" svg:x="0.024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T5" table:end-x="0.421cm" table:end-y="0.5cm" draw:z-index="182" draw:name="Grafik 5" draw:style-name="gr1" draw:text-style-name="P1" svg:width="0.4cm" svg:height="0.5cm" svg:x="0.021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U5" table:end-x="0.419cm" table:end-y="0.5cm" draw:z-index="183" draw:name="Grafik 5" draw:style-name="gr1" draw:text-style-name="P1" svg:width="0.4cm" svg:height="0.5cm" svg:x="0.019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V5" table:end-x="0.417cm" table:end-y="0.5cm" draw:z-index="184" draw:name="Grafik 5" draw:style-name="gr1" draw:text-style-name="P1" svg:width="0.4cm" svg:height="0.5cm" svg:x="0.017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W5" table:end-x="0.414cm" table:end-y="0.5cm" draw:z-index="185" draw:name="Grafik 5" draw:style-name="gr1" draw:text-style-name="P1" svg:width="0.4cm" svg:height="0.5cm" svg:x="0.014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X5" table:end-x="0.412cm" table:end-y="0.5cm" draw:z-index="186" draw:name="Grafik 5" draw:style-name="gr1" draw:text-style-name="P1" svg:width="0.4cm" svg:height="0.5cm" svg:x="0.012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Y5" table:end-x="0.51cm" table:end-y="0.5cm" draw:z-index="125" draw:name="Grafik 4" draw:style-name="gr1" draw:text-style-name="P1" svg:width="0.5cm" svg:height="0.5cm" svg:x="0.01cm" svg:y="0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Z5" table:end-x="0.508cm" table:end-y="0.5cm" draw:z-index="126" draw:name="Grafik 4" draw:style-name="gr1" draw:text-style-name="P1" svg:width="0.5cm" svg:height="0.5cm" svg:x="0.008cm" svg:y="0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AA5" table:end-x="0.505cm" table:end-y="0.5cm" draw:z-index="127" draw:name="Grafik 4" draw:style-name="gr1" draw:text-style-name="P1" svg:width="0.5cm" svg:height="0.5cm" svg:x="0.005cm" svg:y="0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AB5" table:end-x="0.403cm" table:end-y="0.5cm" draw:z-index="190" draw:name="Grafik 5" draw:style-name="gr1" draw:text-style-name="P1" svg:width="0.4cm" svg:height="0.5cm" svg:x="0.003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AD5" table:end-x="0.499cm" table:end-y="0.5cm" draw:z-index="99" draw:name="Grafik 3" draw:style-name="gr1" draw:text-style-name="P1" svg:width="0.5cm" svg:height="0.5cm" svg:x="0.547cm" svg:y="0cm">
              <draw:image xlink:href="Pictures/10000000000000C8000000C89020D98D.jpg" xlink:type="simple" xlink:show="embed" xlink:actuate="onLoad">
                <text:p/>
              </draw:image>
            </draw:frame>
            <draw:frame table:end-cell-address="Tabelle1.AC5" table:end-x="0.401cm" table:end-y="0.5cm" draw:z-index="191" draw:name="Grafik 5" draw:style-name="gr1" draw:text-style-name="P1" svg:width="0.4cm" svg:height="0.5cm" svg:x="0.001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AE5" table:end-x="0.496cm" table:end-y="0.5cm" draw:z-index="100" draw:name="Grafik 3" draw:style-name="gr1" draw:text-style-name="P1" svg:width="0.5cm" svg:height="0.5cm" svg:x="0.545cm" svg:y="0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AF5" table:end-x="0.494cm" table:end-y="0.5cm" draw:z-index="101" draw:name="Grafik 3" draw:style-name="gr1" draw:text-style-name="P1" svg:width="0.5cm" svg:height="0.5cm" svg:x="0.542cm" svg:y="0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AG5" table:end-x="0.492cm" table:end-y="0.5cm" draw:z-index="102" draw:name="Grafik 3" draw:style-name="gr1" draw:text-style-name="P1" svg:width="0.5cm" svg:height="0.5cm" svg:x="0.54cm" svg:y="0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AH5" table:end-x="0.489cm" table:end-y="0.5cm" draw:z-index="3" draw:name="Grafik 4" draw:style-name="gr1" draw:text-style-name="P1" svg:width="0.5cm" svg:height="0.5cm" svg:x="0.538cm" svg:y="0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AI5" table:end-x="0.487cm" table:end-y="0.5cm" draw:z-index="321" draw:name="Grafik 3" draw:style-name="gr1" draw:text-style-name="P1" svg:width="0.5cm" svg:height="0.5cm" svg:x="0.535cm" svg:y="0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AJ5" table:end-x="0.485cm" table:end-y="0.5cm" draw:z-index="348" draw:name="Grafik 3" draw:style-name="gr1" draw:text-style-name="P1" svg:width="0.5cm" svg:height="0.5cm" svg:x="0.533cm" svg:y="0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AK5" table:end-x="0.484cm" table:end-y="0.5cm" draw:z-index="349" draw:name="Grafik 3" draw:style-name="gr1" draw:text-style-name="P1" svg:width="0.5cm" svg:height="0.5cm" svg:x="0.532cm" svg:y="0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AL5" table:end-x="0.481cm" table:end-y="0.5cm" draw:z-index="350" draw:name="Grafik 3" draw:style-name="gr1" draw:text-style-name="P1" svg:width="0.5cm" svg:height="0.5cm" svg:x="0.53cm" svg:y="0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9:41</text:p>
          </table:table-cell>
          <table:table-cell office:value-type="float" office:value="57">
            <text:p>57</text:p>
          </table:table-cell>
          <table:table-cell table:number-columns-repeated="984"/>
        </table:table-row>
        <table:table-row table:style-name="ro1">
          <table:table-cell/>
          <table:table-cell office:value-type="float" office:value="5">
            <text:p>5</text:p>
          </table:table-cell>
          <table:table-cell>
            <draw:frame table:end-cell-address="Tabelle1.D6" table:end-x="0.012cm" table:end-y="0.5cm" draw:z-index="196" draw:name="Grafik 6" draw:style-name="gr1" draw:text-style-name="P1" svg:width="0.5cm" svg:height="0.5cm" svg:x="0.06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E6" table:end-x="0.009cm" table:end-y="0.5cm" draw:z-index="197" draw:name="Grafik 6" draw:style-name="gr1" draw:text-style-name="P1" svg:width="0.5cm" svg:height="0.5cm" svg:x="0.058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F6" table:end-x="0.007cm" table:end-y="0.5cm" draw:z-index="198" draw:name="Grafik 6" draw:style-name="gr1" draw:text-style-name="P1" svg:width="0.5cm" svg:height="0.5cm" svg:x="0.055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G6" table:end-x="0.005cm" table:end-y="0.5cm" draw:z-index="106" draw:name="Grafik 4" draw:style-name="gr1" draw:text-style-name="P1" svg:width="0.5cm" svg:height="0.5cm" svg:x="0.053cm" svg:y="0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H6" table:end-x="0.003cm" table:end-y="0.5cm" draw:z-index="293" draw:name="Grafik 9" draw:style-name="gr1" draw:text-style-name="P1" svg:width="0.5cm" svg:height="0.5cm" svg:x="0.051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H6" table:end-x="0.549cm" table:end-y="0.5cm" draw:z-index="77" draw:name="Grafik 3" draw:style-name="gr1" draw:text-style-name="P1" svg:width="0.5cm" svg:height="0.5cm" svg:x="0.049cm" svg:y="0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I6" table:end-x="0.546cm" table:end-y="0.5cm" draw:z-index="295" draw:name="Grafik 9" draw:style-name="gr1" draw:text-style-name="P1" svg:width="0.5cm" svg:height="0.5cm" svg:x="0.046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J6" table:end-x="0.444cm" table:end-y="0.5cm" draw:z-index="172" draw:name="Grafik 5" draw:style-name="gr1" draw:text-style-name="P1" svg:width="0.4cm" svg:height="0.5cm" svg:x="0.044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K6" table:end-x="0.542cm" table:end-y="0.5cm" draw:z-index="80" draw:name="Grafik 3" draw:style-name="gr1" draw:text-style-name="P1" svg:width="0.5cm" svg:height="0.5cm" svg:x="0.042cm" svg:y="0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L6" table:end-x="0.44cm" table:end-y="0.5cm" draw:z-index="174" draw:name="Grafik 5" draw:style-name="gr1" draw:text-style-name="P1" svg:width="0.4cm" svg:height="0.5cm" svg:x="0.04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M6" table:end-x="0.437cm" table:end-y="0.5cm" draw:z-index="175" draw:name="Grafik 5" draw:style-name="gr1" draw:text-style-name="P1" svg:width="0.4cm" svg:height="0.5cm" svg:x="0.037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N6" table:end-x="0.435cm" table:end-y="0.5cm" draw:z-index="176" draw:name="Grafik 5" draw:style-name="gr1" draw:text-style-name="P1" svg:width="0.4cm" svg:height="0.5cm" svg:x="0.035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O6" table:end-x="0.433cm" table:end-y="0.5cm" draw:z-index="177" draw:name="Grafik 5" draw:style-name="gr1" draw:text-style-name="P1" svg:width="0.4cm" svg:height="0.5cm" svg:x="0.033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P6" table:end-x="0.43cm" table:end-y="0.5cm" draw:z-index="240" draw:name="Grafik 7" draw:style-name="gr1" draw:text-style-name="P1" svg:width="0.4cm" svg:height="0.5cm" svg:x="0.03cm" svg:y="0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Q6" table:end-x="0.528cm" table:end-y="0.5cm" draw:z-index="86" draw:name="Grafik 3" draw:style-name="gr1" draw:text-style-name="P1" svg:width="0.5cm" svg:height="0.5cm" svg:x="0.028cm" svg:y="0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R6" table:end-x="0.426cm" table:end-y="0.5cm" draw:z-index="242" draw:name="Grafik 7" draw:style-name="gr1" draw:text-style-name="P1" svg:width="0.4cm" svg:height="0.5cm" svg:x="0.026cm" svg:y="0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S6" table:end-x="0.524cm" table:end-y="0.5cm" draw:z-index="88" draw:name="Grafik 3" draw:style-name="gr1" draw:text-style-name="P1" svg:width="0.5cm" svg:height="0.5cm" svg:x="0.024cm" svg:y="0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T6" table:end-x="0.421cm" table:end-y="0.5cm" draw:z-index="244" draw:name="Grafik 7" draw:style-name="gr1" draw:text-style-name="P1" svg:width="0.4cm" svg:height="0.5cm" svg:x="0.021cm" svg:y="0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U6" table:end-x="0.519cm" table:end-y="0.5cm" draw:z-index="90" draw:name="Grafik 3" draw:style-name="gr1" draw:text-style-name="P1" svg:width="0.5cm" svg:height="0.5cm" svg:x="0.019cm" svg:y="0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V6" table:end-x="0.517cm" table:end-y="0.5cm" draw:z-index="91" draw:name="Grafik 3" draw:style-name="gr1" draw:text-style-name="P1" svg:width="0.5cm" svg:height="0.5cm" svg:x="0.017cm" svg:y="0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W6" table:end-x="0.514cm" table:end-y="0.5cm" draw:z-index="92" draw:name="Grafik 3" draw:style-name="gr1" draw:text-style-name="P1" svg:width="0.5cm" svg:height="0.5cm" svg:x="0.014cm" svg:y="0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X6" table:end-x="0.512cm" table:end-y="0.5cm" draw:z-index="93" draw:name="Grafik 3" draw:style-name="gr1" draw:text-style-name="P1" svg:width="0.5cm" svg:height="0.5cm" svg:x="0.012cm" svg:y="0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Y6" table:end-x="0.51cm" table:end-y="0.5cm" draw:z-index="94" draw:name="Grafik 3" draw:style-name="gr1" draw:text-style-name="P1" svg:width="0.5cm" svg:height="0.5cm" svg:x="0.01cm" svg:y="0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Z6" table:end-x="0.508cm" table:end-y="0.5cm" draw:z-index="95" draw:name="Grafik 3" draw:style-name="gr1" draw:text-style-name="P1" svg:width="0.5cm" svg:height="0.5cm" svg:x="0.008cm" svg:y="0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AA6" table:end-x="0.505cm" table:end-y="0.5cm" draw:z-index="96" draw:name="Grafik 3" draw:style-name="gr1" draw:text-style-name="P1" svg:width="0.5cm" svg:height="0.5cm" svg:x="0.005cm" svg:y="0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AB6" table:end-x="0.503cm" table:end-y="0.5cm" draw:z-index="97" draw:name="Grafik 3" draw:style-name="gr1" draw:text-style-name="P1" svg:width="0.5cm" svg:height="0.5cm" svg:x="0.003cm" svg:y="0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AC6" table:end-x="0.501cm" table:end-y="0.5cm" draw:z-index="98" draw:name="Grafik 3" draw:style-name="gr1" draw:text-style-name="P1" svg:width="0.5cm" svg:height="0.5cm" svg:x="0.001cm" svg:y="0cm">
              <draw:image xlink:href="Pictures/10000000000000C8000000C89020D98D.jpg" xlink:type="simple" xlink:show="embed" xlink:actuate="onLoad">
                <text:p/>
              </draw:image>
            </draw:frame>
            <draw:frame table:end-cell-address="Tabelle1.AD6" table:end-x="0.399cm" table:end-y="0.5cm" draw:z-index="192" draw:name="Grafik 5" draw:style-name="gr1" draw:text-style-name="P1" svg:width="0.4cm" svg:height="0.5cm" svg:x="0.547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AE6" table:end-x="0.396cm" table:end-y="0.5cm" draw:z-index="193" draw:name="Grafik 5" draw:style-name="gr1" draw:text-style-name="P1" svg:width="0.4cm" svg:height="0.5cm" svg:x="0.545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AF6" table:end-x="0.394cm" table:end-y="0.5cm" draw:z-index="194" draw:name="Grafik 5" draw:style-name="gr1" draw:text-style-name="P1" svg:width="0.4cm" svg:height="0.5cm" svg:x="0.542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AG6" table:end-x="0.392cm" table:end-y="0.5cm" draw:z-index="195" draw:name="Grafik 5" draw:style-name="gr1" draw:text-style-name="P1" svg:width="0.4cm" svg:height="0.5cm" svg:x="0.54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AH6" table:end-x="0.389cm" table:end-y="0.5cm" draw:z-index="4" draw:name="Grafik 5" draw:style-name="gr1" draw:text-style-name="P1" svg:width="0.4cm" svg:height="0.5cm" svg:x="0.538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AI6" table:end-x="0.387cm" table:end-y="0.5cm" draw:z-index="324" draw:name="Grafik 5" draw:style-name="gr1" draw:text-style-name="P1" svg:width="0.4cm" svg:height="0.5cm" svg:x="0.535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AJ6" table:end-x="0.385cm" table:end-y="0.5cm" draw:z-index="325" draw:name="Grafik 5" draw:style-name="gr1" draw:text-style-name="P1" svg:width="0.4cm" svg:height="0.5cm" svg:x="0.533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AK6" table:end-x="0.384cm" table:end-y="0.5cm" draw:z-index="326" draw:name="Grafik 5" draw:style-name="gr1" draw:text-style-name="P1" svg:width="0.4cm" svg:height="0.5cm" svg:x="0.532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AL6" table:end-x="0.381cm" table:end-y="0.5cm" draw:z-index="327" draw:name="Grafik 5" draw:style-name="gr1" draw:text-style-name="P1" svg:width="0.4cm" svg:height="0.5cm" svg:x="0.53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9:66</text:p>
          </table:table-cell>
          <table:table-cell office:value-type="float" office:value="51">
            <text:p>51</text:p>
          </table:table-cell>
          <table:table-cell table:number-columns-repeated="984"/>
        </table:table-row>
        <table:table-row table:style-name="ro1">
          <table:table-cell/>
          <table:table-cell office:value-type="float" office:value="6">
            <text:p>6</text:p>
          </table:table-cell>
          <table:table-cell>
            <draw:frame table:end-cell-address="Tabelle1.D7" table:end-x="0.012cm" table:end-y="0.501cm" draw:z-index="103" draw:name="Grafik 4" draw:style-name="gr1" draw:text-style-name="P1" svg:width="0.5cm" svg:height="0.5cm" svg:x="0.06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E7" table:end-x="0.009cm" table:end-y="0.501cm" draw:z-index="259" draw:name="Grafik 8" draw:style-name="gr1" draw:text-style-name="P1" svg:width="0.5cm" svg:height="0.5cm" svg:x="0.058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F7" table:end-x="0.007cm" table:end-y="0.501cm" draw:z-index="260" draw:name="Grafik 8" draw:style-name="gr1" draw:text-style-name="P1" svg:width="0.5cm" svg:height="0.5cm" svg:x="0.055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G7" table:end-x="0.005cm" table:end-y="0.501cm" draw:z-index="199" draw:name="Grafik 6" draw:style-name="gr1" draw:text-style-name="P1" svg:width="0.5cm" svg:height="0.5cm" svg:x="0.053cm" svg:y="0.001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G7" table:end-x="0.451cm" table:end-y="0.501cm" draw:z-index="169" draw:name="Grafik 5" draw:style-name="gr1" draw:text-style-name="P1" svg:width="0.4cm" svg:height="0.5cm" svg:x="0.051cm" svg:y="0.001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H7" table:end-x="0.549cm" table:end-y="0.501cm" draw:z-index="108" draw:name="Grafik 4" draw:style-name="gr1" draw:text-style-name="P1" svg:width="0.5cm" svg:height="0.5cm" svg:x="0.049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I7" table:end-x="0.546cm" table:end-y="0.501cm" draw:z-index="264" draw:name="Grafik 8" draw:style-name="gr1" draw:text-style-name="P1" svg:width="0.5cm" svg:height="0.5cm" svg:x="0.046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J7" table:end-x="0.544cm" table:end-y="0.501cm" draw:z-index="265" draw:name="Grafik 8" draw:style-name="gr1" draw:text-style-name="P1" svg:width="0.5cm" svg:height="0.5cm" svg:x="0.044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K7" table:end-x="0.442cm" table:end-y="0.501cm" draw:z-index="173" draw:name="Grafik 5" draw:style-name="gr1" draw:text-style-name="P1" svg:width="0.4cm" svg:height="0.5cm" svg:x="0.042cm" svg:y="0.001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L7" table:end-x="0.54cm" table:end-y="0.501cm" draw:z-index="81" draw:name="Grafik 3" draw:style-name="gr1" draw:text-style-name="P1" svg:width="0.5cm" svg:height="0.5cm" svg:x="0.04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M7" table:end-x="0.537cm" table:end-y="0.501cm" draw:z-index="82" draw:name="Grafik 3" draw:style-name="gr1" draw:text-style-name="P1" svg:width="0.5cm" svg:height="0.5cm" svg:x="0.037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N7" table:end-x="0.535cm" table:end-y="0.501cm" draw:z-index="83" draw:name="Grafik 3" draw:style-name="gr1" draw:text-style-name="P1" svg:width="0.5cm" svg:height="0.5cm" svg:x="0.035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O7" table:end-x="0.533cm" table:end-y="0.501cm" draw:z-index="84" draw:name="Grafik 3" draw:style-name="gr1" draw:text-style-name="P1" svg:width="0.5cm" svg:height="0.5cm" svg:x="0.033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P7" table:end-x="0.43cm" table:end-y="0.501cm" draw:z-index="178" draw:name="Grafik 5" draw:style-name="gr1" draw:text-style-name="P1" svg:width="0.4cm" svg:height="0.5cm" svg:x="0.03cm" svg:y="0.001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Q7" table:end-x="0.428cm" table:end-y="0.501cm" draw:z-index="241" draw:name="Grafik 7" draw:style-name="gr1" draw:text-style-name="P1" svg:width="0.4cm" svg:height="0.5cm" svg:x="0.028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R7" table:end-x="0.526cm" table:end-y="0.501cm" draw:z-index="87" draw:name="Grafik 3" draw:style-name="gr1" draw:text-style-name="P1" svg:width="0.5cm" svg:height="0.5cm" svg:x="0.026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S7" table:end-x="0.424cm" table:end-y="0.501cm" draw:z-index="243" draw:name="Grafik 7" draw:style-name="gr1" draw:text-style-name="P1" svg:width="0.4cm" svg:height="0.5cm" svg:x="0.024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T7" table:end-x="0.521cm" table:end-y="0.501cm" draw:z-index="89" draw:name="Grafik 3" draw:style-name="gr1" draw:text-style-name="P1" svg:width="0.5cm" svg:height="0.5cm" svg:x="0.021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U7" table:end-x="0.519cm" table:end-y="0.501cm" draw:z-index="268" draw:name="Grafik 8" draw:style-name="gr1" draw:text-style-name="P1" svg:width="0.5cm" svg:height="0.5cm" svg:x="0.019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V7" table:end-x="0.417cm" table:end-y="0.501cm" draw:z-index="246" draw:name="Grafik 7" draw:style-name="gr1" draw:text-style-name="P1" svg:width="0.4cm" svg:height="0.5cm" svg:x="0.017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W7" table:end-x="0.414cm" table:end-y="0.501cm" draw:z-index="247" draw:name="Grafik 7" draw:style-name="gr1" draw:text-style-name="P1" svg:width="0.4cm" svg:height="0.5cm" svg:x="0.014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X7" table:end-x="0.412cm" table:end-y="0.501cm" draw:z-index="248" draw:name="Grafik 7" draw:style-name="gr1" draw:text-style-name="P1" svg:width="0.4cm" svg:height="0.5cm" svg:x="0.012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Y7" table:end-x="0.51cm" table:end-y="0.501cm" draw:z-index="218" draw:name="Grafik 6" draw:style-name="gr1" draw:text-style-name="P1" svg:width="0.5cm" svg:height="0.5cm" svg:x="0.01cm" svg:y="0.001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Z7" table:end-x="0.508cm" table:end-y="0.501cm" draw:z-index="219" draw:name="Grafik 6" draw:style-name="gr1" draw:text-style-name="P1" svg:width="0.5cm" svg:height="0.5cm" svg:x="0.008cm" svg:y="0.001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AA7" table:end-x="0.505cm" table:end-y="0.501cm" draw:z-index="220" draw:name="Grafik 6" draw:style-name="gr1" draw:text-style-name="P1" svg:width="0.5cm" svg:height="0.5cm" svg:x="0.005cm" svg:y="0.001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AB7" table:end-x="0.503cm" table:end-y="0.501cm" draw:z-index="221" draw:name="Grafik 6" draw:style-name="gr1" draw:text-style-name="P1" svg:width="0.5cm" svg:height="0.5cm" svg:x="0.003cm" svg:y="0.001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AC7" table:end-x="0.501cm" table:end-y="0.501cm" draw:z-index="222" draw:name="Grafik 6" draw:style-name="gr1" draw:text-style-name="P1" svg:width="0.5cm" svg:height="0.5cm" svg:x="0.001cm" svg:y="0.001cm">
              <draw:image xlink:href="Pictures/10000000000004B0000004B06888D146.jpg" xlink:type="simple" xlink:show="embed" xlink:actuate="onLoad">
                <text:p/>
              </draw:image>
            </draw:frame>
            <draw:frame table:end-cell-address="Tabelle1.AD7" table:end-x="0.399cm" table:end-y="0.501cm" draw:z-index="254" draw:name="Grafik 7" draw:style-name="gr1" draw:text-style-name="P1" svg:width="0.4cm" svg:height="0.5cm" svg:x="0.547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AE7" table:end-x="0.396cm" table:end-y="0.501cm" draw:z-index="255" draw:name="Grafik 7" draw:style-name="gr1" draw:text-style-name="P1" svg:width="0.4cm" svg:height="0.5cm" svg:x="0.545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AF7" table:end-x="0.394cm" table:end-y="0.501cm" draw:z-index="256" draw:name="Grafik 7" draw:style-name="gr1" draw:text-style-name="P1" svg:width="0.4cm" svg:height="0.5cm" svg:x="0.542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AG7" table:end-x="0.392cm" table:end-y="0.501cm" draw:z-index="257" draw:name="Grafik 7" draw:style-name="gr1" draw:text-style-name="P1" svg:width="0.4cm" svg:height="0.5cm" svg:x="0.54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AH7" table:end-x="0.489cm" table:end-y="0.501cm" draw:z-index="5" draw:name="Grafik 6" draw:style-name="gr1" draw:text-style-name="P1" svg:width="0.5cm" svg:height="0.5cm" svg:x="0.538cm" svg:y="0.001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AI7" table:end-x="0.487cm" table:end-y="0.501cm" draw:z-index="328" draw:name="Grafik 6" draw:style-name="gr1" draw:text-style-name="P1" svg:width="0.5cm" svg:height="0.5cm" svg:x="0.535cm" svg:y="0.001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AJ7" table:end-x="0.485cm" table:end-y="0.501cm" draw:z-index="329" draw:name="Grafik 6" draw:style-name="gr1" draw:text-style-name="P1" svg:width="0.5cm" svg:height="0.5cm" svg:x="0.533cm" svg:y="0.001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AK7" table:end-x="0.484cm" table:end-y="0.501cm" draw:z-index="330" draw:name="Grafik 6" draw:style-name="gr1" draw:text-style-name="P1" svg:width="0.5cm" svg:height="0.5cm" svg:x="0.532cm" svg:y="0.001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AL7" table:end-x="0.481cm" table:end-y="0.501cm" draw:z-index="331" draw:name="Grafik 6" draw:style-name="gr1" draw:text-style-name="P1" svg:width="0.5cm" svg:height="0.5cm" svg:x="0.53cm" svg:y="0.001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0:56</text:p>
          </table:table-cell>
          <table:table-cell office:value-type="float" office:value="46">
            <text:p>46</text:p>
          </table:table-cell>
          <table:table-cell table:number-columns-repeated="984"/>
        </table:table-row>
        <table:table-row table:style-name="ro1">
          <table:table-cell/>
          <table:table-cell office:value-type="float" office:value="7">
            <text:p>7</text:p>
          </table:table-cell>
          <table:table-cell>
            <draw:frame table:end-cell-address="Tabelle1.D8" table:end-x="0.012cm" table:end-y="0.501cm" draw:z-index="134" draw:name="Grafik 10" draw:style-name="gr1" draw:text-style-name="P1" svg:width="0.5cm" svg:height="0.5cm" svg:x="0.06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D8" table:end-x="0.458cm" table:end-y="0.501cm" draw:z-index="166" draw:name="Grafik 5" draw:style-name="gr1" draw:text-style-name="P1" svg:width="0.4cm" svg:height="0.5cm" svg:x="0.058cm" svg:y="0.001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F8" table:end-x="0.007cm" table:end-y="0.501cm" draw:z-index="291" draw:name="Grafik 9" draw:style-name="gr1" draw:text-style-name="P1" svg:width="0.5cm" svg:height="0.5cm" svg:x="0.055cm" svg:y="0.001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F8" table:end-x="0.453cm" table:end-y="0.501cm" draw:z-index="230" draw:name="Grafik 7" draw:style-name="gr1" draw:text-style-name="P1" svg:width="0.4cm" svg:height="0.5cm" svg:x="0.053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H8" table:end-x="0.003cm" table:end-y="0.501cm" draw:z-index="107" draw:name="Grafik 4" draw:style-name="gr1" draw:text-style-name="P1" svg:width="0.5cm" svg:height="0.5cm" svg:x="0.051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H8" table:end-x="0.549cm" table:end-y="0.501cm" draw:z-index="263" draw:name="Grafik 8" draw:style-name="gr1" draw:text-style-name="P1" svg:width="0.5cm" svg:height="0.5cm" svg:x="0.049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I8" table:end-x="0.546cm" table:end-y="0.501cm" draw:z-index="109" draw:name="Grafik 4" draw:style-name="gr1" draw:text-style-name="P1" svg:width="0.5cm" svg:height="0.5cm" svg:x="0.046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J8" table:end-x="0.544cm" table:end-y="0.501cm" draw:z-index="296" draw:name="Grafik 9" draw:style-name="gr1" draw:text-style-name="P1" svg:width="0.5cm" svg:height="0.5cm" svg:x="0.044cm" svg:y="0.001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K8" table:end-x="0.542cm" table:end-y="0.501cm" draw:z-index="266" draw:name="Grafik 8" draw:style-name="gr1" draw:text-style-name="P1" svg:width="0.5cm" svg:height="0.5cm" svg:x="0.042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L8" table:end-x="0.54cm" table:end-y="0.501cm" draw:z-index="267" draw:name="Grafik 8" draw:style-name="gr1" draw:text-style-name="P1" svg:width="0.5cm" svg:height="0.5cm" svg:x="0.04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M8" table:end-x="0.537cm" table:end-y="0.501cm" draw:z-index="269" draw:name="Grafik 8" draw:style-name="gr1" draw:text-style-name="P1" svg:width="0.5cm" svg:height="0.5cm" svg:x="0.037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N8" table:end-x="0.535cm" table:end-y="0.501cm" draw:z-index="271" draw:name="Grafik 8" draw:style-name="gr1" draw:text-style-name="P1" svg:width="0.5cm" svg:height="0.5cm" svg:x="0.035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O8" table:end-x="0.533cm" table:end-y="0.501cm" draw:z-index="270" draw:name="Grafik 8" draw:style-name="gr1" draw:text-style-name="P1" svg:width="0.5cm" svg:height="0.5cm" svg:x="0.033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P8" table:end-x="0.53cm" table:end-y="0.501cm" draw:z-index="272" draw:name="Grafik 8" draw:style-name="gr1" draw:text-style-name="P1" svg:width="0.5cm" svg:height="0.5cm" svg:x="0.03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Q8" table:end-x="0.528cm" table:end-y="0.501cm" draw:z-index="273" draw:name="Grafik 8" draw:style-name="gr1" draw:text-style-name="P1" svg:width="0.5cm" svg:height="0.5cm" svg:x="0.028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R8" table:end-x="0.526cm" table:end-y="0.501cm" draw:z-index="274" draw:name="Grafik 8" draw:style-name="gr1" draw:text-style-name="P1" svg:width="0.5cm" svg:height="0.5cm" svg:x="0.026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S8" table:end-x="0.524cm" table:end-y="0.501cm" draw:z-index="275" draw:name="Grafik 8" draw:style-name="gr1" draw:text-style-name="P1" svg:width="0.5cm" svg:height="0.5cm" svg:x="0.024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T8" table:end-x="0.521cm" table:end-y="0.501cm" draw:z-index="276" draw:name="Grafik 8" draw:style-name="gr1" draw:text-style-name="P1" svg:width="0.5cm" svg:height="0.5cm" svg:x="0.021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U8" table:end-x="0.419cm" table:end-y="0.501cm" draw:z-index="245" draw:name="Grafik 7" draw:style-name="gr1" draw:text-style-name="P1" svg:width="0.4cm" svg:height="0.5cm" svg:x="0.019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V8" table:end-x="0.517cm" table:end-y="0.501cm" draw:z-index="277" draw:name="Grafik 8" draw:style-name="gr1" draw:text-style-name="P1" svg:width="0.5cm" svg:height="0.5cm" svg:x="0.017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W8" table:end-x="0.514cm" table:end-y="0.501cm" draw:z-index="278" draw:name="Grafik 8" draw:style-name="gr1" draw:text-style-name="P1" svg:width="0.5cm" svg:height="0.5cm" svg:x="0.014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X8" table:end-x="0.512cm" table:end-y="0.501cm" draw:z-index="217" draw:name="Grafik 6" draw:style-name="gr1" draw:text-style-name="P1" svg:width="0.5cm" svg:height="0.5cm" svg:x="0.012cm" svg:y="0.001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Y8" table:end-x="0.41cm" table:end-y="0.501cm" draw:z-index="249" draw:name="Grafik 7" draw:style-name="gr1" draw:text-style-name="P1" svg:width="0.4cm" svg:height="0.5cm" svg:x="0.01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Z8" table:end-x="0.408cm" table:end-y="0.501cm" draw:z-index="250" draw:name="Grafik 7" draw:style-name="gr1" draw:text-style-name="P1" svg:width="0.4cm" svg:height="0.5cm" svg:x="0.008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AA8" table:end-x="0.405cm" table:end-y="0.501cm" draw:z-index="251" draw:name="Grafik 7" draw:style-name="gr1" draw:text-style-name="P1" svg:width="0.4cm" svg:height="0.5cm" svg:x="0.005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AB8" table:end-x="0.403cm" table:end-y="0.501cm" draw:z-index="252" draw:name="Grafik 7" draw:style-name="gr1" draw:text-style-name="P1" svg:width="0.4cm" svg:height="0.5cm" svg:x="0.003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AD8" table:end-x="0.499cm" table:end-y="0.501cm" draw:z-index="223" draw:name="Grafik 6" draw:style-name="gr1" draw:text-style-name="P1" svg:width="0.5cm" svg:height="0.5cm" svg:x="0.547cm" svg:y="0.001cm">
              <draw:image xlink:href="Pictures/10000000000004B0000004B06888D146.jpg" xlink:type="simple" xlink:show="embed" xlink:actuate="onLoad">
                <text:p/>
              </draw:image>
            </draw:frame>
            <draw:frame table:end-cell-address="Tabelle1.AC8" table:end-x="0.401cm" table:end-y="0.501cm" draw:z-index="253" draw:name="Grafik 7" draw:style-name="gr1" draw:text-style-name="P1" svg:width="0.4cm" svg:height="0.5cm" svg:x="0.001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AE8" table:end-x="0.496cm" table:end-y="0.501cm" draw:z-index="224" draw:name="Grafik 6" draw:style-name="gr1" draw:text-style-name="P1" svg:width="0.5cm" svg:height="0.5cm" svg:x="0.545cm" svg:y="0.001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AF8" table:end-x="0.494cm" table:end-y="0.501cm" draw:z-index="225" draw:name="Grafik 6" draw:style-name="gr1" draw:text-style-name="P1" svg:width="0.5cm" svg:height="0.5cm" svg:x="0.542cm" svg:y="0.001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AG8" table:end-x="0.492cm" table:end-y="0.501cm" draw:z-index="226" draw:name="Grafik 6" draw:style-name="gr1" draw:text-style-name="P1" svg:width="0.5cm" svg:height="0.5cm" svg:x="0.54cm" svg:y="0.001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AH8" table:end-x="0.389cm" table:end-y="0.501cm" draw:z-index="6" draw:name="Grafik 7" draw:style-name="gr1" draw:text-style-name="P1" svg:width="0.4cm" svg:height="0.5cm" svg:x="0.538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AI8" table:end-x="0.387cm" table:end-y="0.501cm" draw:z-index="332" draw:name="Grafik 7" draw:style-name="gr1" draw:text-style-name="P1" svg:width="0.4cm" svg:height="0.5cm" svg:x="0.535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AJ8" table:end-x="0.385cm" table:end-y="0.501cm" draw:z-index="333" draw:name="Grafik 7" draw:style-name="gr1" draw:text-style-name="P1" svg:width="0.4cm" svg:height="0.5cm" svg:x="0.533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AK8" table:end-x="0.384cm" table:end-y="0.501cm" draw:z-index="334" draw:name="Grafik 7" draw:style-name="gr1" draw:text-style-name="P1" svg:width="0.4cm" svg:height="0.5cm" svg:x="0.532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AL8" table:end-x="0.381cm" table:end-y="0.501cm" draw:z-index="335" draw:name="Grafik 7" draw:style-name="gr1" draw:text-style-name="P1" svg:width="0.4cm" svg:height="0.5cm" svg:x="0.53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1:55</text:p>
          </table:table-cell>
          <table:table-cell office:value-type="float" office:value="43">
            <text:p>43</text:p>
          </table:table-cell>
          <table:table-cell table:number-columns-repeated="984"/>
        </table:table-row>
        <table:table-row table:style-name="ro1">
          <table:table-cell/>
          <table:table-cell office:value-type="float" office:value="8">
            <text:p>8</text:p>
          </table:table-cell>
          <table:table-cell>
            <draw:frame table:end-cell-address="Tabelle1.D9" table:end-x="0.012cm" table:end-y="0.5cm" draw:z-index="289" draw:name="Grafik 9" draw:style-name="gr1" draw:text-style-name="P1" svg:width="0.5cm" svg:height="0.5cm" svg:x="0.06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E9" table:end-x="0.009cm" table:end-y="0.5cm" draw:z-index="290" draw:name="Grafik 9" draw:style-name="gr1" draw:text-style-name="P1" svg:width="0.5cm" svg:height="0.5cm" svg:x="0.058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E9" table:end-x="0.455cm" table:end-y="0.5cm" draw:z-index="167" draw:name="Grafik 5" draw:style-name="gr1" draw:text-style-name="P1" svg:width="0.4cm" svg:height="0.5cm" svg:x="0.055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G9" table:end-x="0.005cm" table:end-y="0.5cm" draw:z-index="261" draw:name="Grafik 8" draw:style-name="gr1" draw:text-style-name="P1" svg:width="0.5cm" svg:height="0.5cm" svg:x="0.053cm" svg:y="0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H9" table:end-x="0.003cm" table:end-y="0.5cm" draw:z-index="200" draw:name="Grafik 6" draw:style-name="gr1" draw:text-style-name="P1" svg:width="0.5cm" svg:height="0.5cm" svg:x="0.051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H9" table:end-x="0.449cm" table:end-y="0.5cm" draw:z-index="170" draw:name="Grafik 5" draw:style-name="gr1" draw:text-style-name="P1" svg:width="0.4cm" svg:height="0.5cm" svg:x="0.049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I9" table:end-x="0.446cm" table:end-y="0.5cm" draw:z-index="171" draw:name="Grafik 5" draw:style-name="gr1" draw:text-style-name="P1" svg:width="0.4cm" svg:height="0.5cm" svg:x="0.046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J9" table:end-x="0.544cm" table:end-y="0.5cm" draw:z-index="110" draw:name="Grafik 4" draw:style-name="gr1" draw:text-style-name="P1" svg:width="0.5cm" svg:height="0.5cm" svg:x="0.044cm" svg:y="0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K9" table:end-x="0.542cm" table:end-y="0.5cm" draw:z-index="297" draw:name="Grafik 9" draw:style-name="gr1" draw:text-style-name="P1" svg:width="0.5cm" svg:height="0.5cm" svg:x="0.042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L9" table:end-x="0.54cm" table:end-y="0.5cm" draw:z-index="298" draw:name="Grafik 9" draw:style-name="gr1" draw:text-style-name="P1" svg:width="0.5cm" svg:height="0.5cm" svg:x="0.04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M9" table:end-x="0.537cm" table:end-y="0.5cm" draw:z-index="299" draw:name="Grafik 9" draw:style-name="gr1" draw:text-style-name="P1" svg:width="0.5cm" svg:height="0.5cm" svg:x="0.037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N9" table:end-x="0.535cm" table:end-y="0.5cm" draw:z-index="300" draw:name="Grafik 9" draw:style-name="gr1" draw:text-style-name="P1" svg:width="0.5cm" svg:height="0.5cm" svg:x="0.035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O9" table:end-x="0.533cm" table:end-y="0.5cm" draw:z-index="301" draw:name="Grafik 9" draw:style-name="gr1" draw:text-style-name="P1" svg:width="0.5cm" svg:height="0.5cm" svg:x="0.033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P9" table:end-x="0.53cm" table:end-y="0.5cm" draw:z-index="302" draw:name="Grafik 9" draw:style-name="gr1" draw:text-style-name="P1" svg:width="0.5cm" svg:height="0.5cm" svg:x="0.03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Q9" table:end-x="0.528cm" table:end-y="0.5cm" draw:z-index="303" draw:name="Grafik 9" draw:style-name="gr1" draw:text-style-name="P1" svg:width="0.5cm" svg:height="0.5cm" svg:x="0.028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R9" table:end-x="0.526cm" table:end-y="0.5cm" draw:z-index="304" draw:name="Grafik 9" draw:style-name="gr1" draw:text-style-name="P1" svg:width="0.5cm" svg:height="0.5cm" svg:x="0.026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S9" table:end-x="0.524cm" table:end-y="0.5cm" draw:z-index="305" draw:name="Grafik 9" draw:style-name="gr1" draw:text-style-name="P1" svg:width="0.5cm" svg:height="0.5cm" svg:x="0.024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T9" table:end-x="0.521cm" table:end-y="0.5cm" draw:z-index="213" draw:name="Grafik 6" draw:style-name="gr1" draw:text-style-name="P1" svg:width="0.5cm" svg:height="0.5cm" svg:x="0.021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U9" table:end-x="0.519cm" table:end-y="0.5cm" draw:z-index="214" draw:name="Grafik 6" draw:style-name="gr1" draw:text-style-name="P1" svg:width="0.5cm" svg:height="0.5cm" svg:x="0.019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V9" table:end-x="0.517cm" table:end-y="0.5cm" draw:z-index="215" draw:name="Grafik 6" draw:style-name="gr1" draw:text-style-name="P1" svg:width="0.5cm" svg:height="0.5cm" svg:x="0.017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W9" table:end-x="0.514cm" table:end-y="0.5cm" draw:z-index="216" draw:name="Grafik 6" draw:style-name="gr1" draw:text-style-name="P1" svg:width="0.5cm" svg:height="0.5cm" svg:x="0.014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X9" table:end-x="0.512cm" table:end-y="0.5cm" draw:z-index="279" draw:name="Grafik 8" draw:style-name="gr1" draw:text-style-name="P1" svg:width="0.5cm" svg:height="0.5cm" svg:x="0.012cm" svg:y="0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Y9" table:end-x="0.51cm" table:end-y="0.5cm" draw:z-index="280" draw:name="Grafik 8" draw:style-name="gr1" draw:text-style-name="P1" svg:width="0.5cm" svg:height="0.5cm" svg:x="0.01cm" svg:y="0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Z9" table:end-x="0.508cm" table:end-y="0.5cm" draw:z-index="281" draw:name="Grafik 8" draw:style-name="gr1" draw:text-style-name="P1" svg:width="0.5cm" svg:height="0.5cm" svg:x="0.008cm" svg:y="0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AA9" table:end-x="0.505cm" table:end-y="0.5cm" draw:z-index="282" draw:name="Grafik 8" draw:style-name="gr1" draw:text-style-name="P1" svg:width="0.5cm" svg:height="0.5cm" svg:x="0.005cm" svg:y="0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AB9" table:end-x="0.503cm" table:end-y="0.5cm" draw:z-index="283" draw:name="Grafik 8" draw:style-name="gr1" draw:text-style-name="P1" svg:width="0.5cm" svg:height="0.5cm" svg:x="0.003cm" svg:y="0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AD9" table:end-x="0.499cm" table:end-y="0.5cm" draw:z-index="284" draw:name="Grafik 8" draw:style-name="gr1" draw:text-style-name="P1" svg:width="0.5cm" svg:height="0.5cm" svg:x="0.547cm" svg:y="0cm">
              <draw:image xlink:href="Pictures/10000000000001900000019003D1A30C.jpg" xlink:type="simple" xlink:show="embed" xlink:actuate="onLoad">
                <text:p/>
              </draw:image>
            </draw:frame>
            <draw:frame table:end-cell-address="Tabelle1.AC9" table:end-x="0.501cm" table:end-y="0.5cm" draw:z-index="288" draw:name="Grafik 8" draw:style-name="gr1" draw:text-style-name="P1" svg:width="0.5cm" svg:height="0.5cm" svg:x="0.001cm" svg:y="0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AE9" table:end-x="0.496cm" table:end-y="0.5cm" draw:z-index="285" draw:name="Grafik 8" draw:style-name="gr1" draw:text-style-name="P1" svg:width="0.5cm" svg:height="0.5cm" svg:x="0.545cm" svg:y="0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AF9" table:end-x="0.494cm" table:end-y="0.5cm" draw:z-index="286" draw:name="Grafik 8" draw:style-name="gr1" draw:text-style-name="P1" svg:width="0.5cm" svg:height="0.5cm" svg:x="0.542cm" svg:y="0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AG9" table:end-x="0.492cm" table:end-y="0.5cm" draw:z-index="287" draw:name="Grafik 8" draw:style-name="gr1" draw:text-style-name="P1" svg:width="0.5cm" svg:height="0.5cm" svg:x="0.54cm" svg:y="0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AH9" table:end-x="0.489cm" table:end-y="0.5cm" draw:z-index="7" draw:name="Grafik 8" draw:style-name="gr1" draw:text-style-name="P1" svg:width="0.5cm" svg:height="0.5cm" svg:x="0.538cm" svg:y="0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AI9" table:end-x="0.487cm" table:end-y="0.5cm" draw:z-index="336" draw:name="Grafik 8" draw:style-name="gr1" draw:text-style-name="P1" svg:width="0.5cm" svg:height="0.5cm" svg:x="0.535cm" svg:y="0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AJ9" table:end-x="0.485cm" table:end-y="0.5cm" draw:z-index="337" draw:name="Grafik 8" draw:style-name="gr1" draw:text-style-name="P1" svg:width="0.5cm" svg:height="0.5cm" svg:x="0.533cm" svg:y="0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AK9" table:end-x="0.484cm" table:end-y="0.5cm" draw:z-index="338" draw:name="Grafik 8" draw:style-name="gr1" draw:text-style-name="P1" svg:width="0.5cm" svg:height="0.5cm" svg:x="0.532cm" svg:y="0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AL9" table:end-x="0.481cm" table:end-y="0.5cm" draw:z-index="339" draw:name="Grafik 8" draw:style-name="gr1" draw:text-style-name="P1" svg:width="0.5cm" svg:height="0.5cm" svg:x="0.53cm" svg:y="0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5:51</text:p>
          </table:table-cell>
          <table:table-cell office:value-type="float" office:value="38">
            <text:p>38</text:p>
          </table:table-cell>
          <table:table-cell table:number-columns-repeated="984"/>
        </table:table-row>
        <table:table-row table:style-name="ro1">
          <table:table-cell/>
          <table:table-cell office:value-type="float" office:value="9">
            <text:p>9</text:p>
          </table:table-cell>
          <table:table-cell>
            <draw:frame table:end-cell-address="Tabelle1.C10" table:end-x="0.46cm" table:end-y="0.5cm" draw:z-index="165" draw:name="Grafik 5" draw:style-name="gr1" draw:text-style-name="P1" svg:width="0.4cm" svg:height="0.5cm" svg:x="0.06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E10" table:end-x="0.009cm" table:end-y="0.5cm" draw:z-index="135" draw:name="Grafik 10" draw:style-name="gr1" draw:text-style-name="P1" svg:width="0.5cm" svg:height="0.5cm" svg:x="0.058cm" svg:y="0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E10" table:end-x="0.455cm" table:end-y="0.5cm" draw:z-index="229" draw:name="Grafik 7" draw:style-name="gr1" draw:text-style-name="P1" svg:width="0.4cm" svg:height="0.5cm" svg:x="0.055cm" svg:y="0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G10" table:end-x="0.005cm" table:end-y="0.5cm" draw:z-index="292" draw:name="Grafik 9" draw:style-name="gr1" draw:text-style-name="P1" svg:width="0.5cm" svg:height="0.5cm" svg:x="0.053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H10" table:end-x="0.003cm" table:end-y="0.5cm" draw:z-index="262" draw:name="Grafik 8" draw:style-name="gr1" draw:text-style-name="P1" svg:width="0.5cm" svg:height="0.5cm" svg:x="0.051cm" svg:y="0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H10" table:end-x="0.549cm" table:end-y="0.5cm" draw:z-index="201" draw:name="Grafik 6" draw:style-name="gr1" draw:text-style-name="P1" svg:width="0.5cm" svg:height="0.5cm" svg:x="0.049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I10" table:end-x="0.546cm" table:end-y="0.5cm" draw:z-index="202" draw:name="Grafik 6" draw:style-name="gr1" draw:text-style-name="P1" svg:width="0.5cm" svg:height="0.5cm" svg:x="0.046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J10" table:end-x="0.544cm" table:end-y="0.5cm" draw:z-index="203" draw:name="Grafik 6" draw:style-name="gr1" draw:text-style-name="P1" svg:width="0.5cm" svg:height="0.5cm" svg:x="0.044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K10" table:end-x="0.542cm" table:end-y="0.5cm" draw:z-index="204" draw:name="Grafik 6" draw:style-name="gr1" draw:text-style-name="P1" svg:width="0.5cm" svg:height="0.5cm" svg:x="0.042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L10" table:end-x="0.54cm" table:end-y="0.5cm" draw:z-index="205" draw:name="Grafik 6" draw:style-name="gr1" draw:text-style-name="P1" svg:width="0.5cm" svg:height="0.5cm" svg:x="0.04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M10" table:end-x="0.537cm" table:end-y="0.5cm" draw:z-index="206" draw:name="Grafik 6" draw:style-name="gr1" draw:text-style-name="P1" svg:width="0.5cm" svg:height="0.5cm" svg:x="0.037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N10" table:end-x="0.535cm" table:end-y="0.5cm" draw:z-index="207" draw:name="Grafik 6" draw:style-name="gr1" draw:text-style-name="P1" svg:width="0.5cm" svg:height="0.5cm" svg:x="0.035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O10" table:end-x="0.533cm" table:end-y="0.5cm" draw:z-index="208" draw:name="Grafik 6" draw:style-name="gr1" draw:text-style-name="P1" svg:width="0.5cm" svg:height="0.5cm" svg:x="0.033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P10" table:end-x="0.53cm" table:end-y="0.5cm" draw:z-index="209" draw:name="Grafik 6" draw:style-name="gr1" draw:text-style-name="P1" svg:width="0.5cm" svg:height="0.5cm" svg:x="0.03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Q10" table:end-x="0.528cm" table:end-y="0.5cm" draw:z-index="210" draw:name="Grafik 6" draw:style-name="gr1" draw:text-style-name="P1" svg:width="0.5cm" svg:height="0.5cm" svg:x="0.028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R10" table:end-x="0.526cm" table:end-y="0.5cm" draw:z-index="211" draw:name="Grafik 6" draw:style-name="gr1" draw:text-style-name="P1" svg:width="0.5cm" svg:height="0.5cm" svg:x="0.026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S10" table:end-x="0.524cm" table:end-y="0.5cm" draw:z-index="212" draw:name="Grafik 6" draw:style-name="gr1" draw:text-style-name="P1" svg:width="0.5cm" svg:height="0.5cm" svg:x="0.024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T10" table:end-x="0.521cm" table:end-y="0.5cm" draw:z-index="306" draw:name="Grafik 9" draw:style-name="gr1" draw:text-style-name="P1" svg:width="0.5cm" svg:height="0.5cm" svg:x="0.021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U10" table:end-x="0.519cm" table:end-y="0.5cm" draw:z-index="307" draw:name="Grafik 9" draw:style-name="gr1" draw:text-style-name="P1" svg:width="0.5cm" svg:height="0.5cm" svg:x="0.019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V10" table:end-x="0.517cm" table:end-y="0.5cm" draw:z-index="308" draw:name="Grafik 9" draw:style-name="gr1" draw:text-style-name="P1" svg:width="0.5cm" svg:height="0.5cm" svg:x="0.017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W10" table:end-x="0.514cm" table:end-y="0.5cm" draw:z-index="309" draw:name="Grafik 9" draw:style-name="gr1" draw:text-style-name="P1" svg:width="0.5cm" svg:height="0.5cm" svg:x="0.014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X10" table:end-x="0.512cm" table:end-y="0.5cm" draw:z-index="310" draw:name="Grafik 9" draw:style-name="gr1" draw:text-style-name="P1" svg:width="0.5cm" svg:height="0.5cm" svg:x="0.012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Y10" table:end-x="0.51cm" table:end-y="0.5cm" draw:z-index="311" draw:name="Grafik 9" draw:style-name="gr1" draw:text-style-name="P1" svg:width="0.5cm" svg:height="0.5cm" svg:x="0.01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Z10" table:end-x="0.508cm" table:end-y="0.5cm" draw:z-index="312" draw:name="Grafik 9" draw:style-name="gr1" draw:text-style-name="P1" svg:width="0.5cm" svg:height="0.5cm" svg:x="0.008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AA10" table:end-x="0.505cm" table:end-y="0.5cm" draw:z-index="313" draw:name="Grafik 9" draw:style-name="gr1" draw:text-style-name="P1" svg:width="0.5cm" svg:height="0.5cm" svg:x="0.005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AB10" table:end-x="0.503cm" table:end-y="0.5cm" draw:z-index="314" draw:name="Grafik 9" draw:style-name="gr1" draw:text-style-name="P1" svg:width="0.5cm" svg:height="0.5cm" svg:x="0.003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AC10" table:end-x="0.501cm" table:end-y="0.5cm" draw:z-index="315" draw:name="Grafik 9" draw:style-name="gr1" draw:text-style-name="P1" svg:width="0.5cm" svg:height="0.5cm" svg:x="0.001cm" svg:y="0cm">
              <draw:image xlink:href="Pictures/100000000000079D000008708B9F794B.jpg" xlink:type="simple" xlink:show="embed" xlink:actuate="onLoad">
                <text:p/>
              </draw:image>
            </draw:frame>
            <draw:frame table:end-cell-address="Tabelle1.AD10" table:end-x="0.499cm" table:end-y="0.5cm" draw:z-index="316" draw:name="Grafik 9" draw:style-name="gr1" draw:text-style-name="P1" svg:width="0.5cm" svg:height="0.5cm" svg:x="0.547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AE10" table:end-x="0.496cm" table:end-y="0.5cm" draw:z-index="317" draw:name="Grafik 9" draw:style-name="gr1" draw:text-style-name="P1" svg:width="0.5cm" svg:height="0.5cm" svg:x="0.545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AF10" table:end-x="0.494cm" table:end-y="0.5cm" draw:z-index="318" draw:name="Grafik 9" draw:style-name="gr1" draw:text-style-name="P1" svg:width="0.5cm" svg:height="0.5cm" svg:x="0.542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AG10" table:end-x="0.492cm" table:end-y="0.5cm" draw:z-index="319" draw:name="Grafik 9" draw:style-name="gr1" draw:text-style-name="P1" svg:width="0.5cm" svg:height="0.5cm" svg:x="0.54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AH10" table:end-x="0.489cm" table:end-y="0.5cm" draw:z-index="8" draw:name="Grafik 9" draw:style-name="gr1" draw:text-style-name="P1" svg:width="0.5cm" svg:height="0.5cm" svg:x="0.538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AI10" table:end-x="0.487cm" table:end-y="0.5cm" draw:z-index="340" draw:name="Grafik 9" draw:style-name="gr1" draw:text-style-name="P1" svg:width="0.5cm" svg:height="0.5cm" svg:x="0.535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AJ10" table:end-x="0.485cm" table:end-y="0.5cm" draw:z-index="341" draw:name="Grafik 9" draw:style-name="gr1" draw:text-style-name="P1" svg:width="0.5cm" svg:height="0.5cm" svg:x="0.533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AK10" table:end-x="0.484cm" table:end-y="0.5cm" draw:z-index="342" draw:name="Grafik 9" draw:style-name="gr1" draw:text-style-name="P1" svg:width="0.5cm" svg:height="0.5cm" svg:x="0.532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AL10" table:end-x="0.481cm" table:end-y="0.5cm" draw:z-index="343" draw:name="Grafik 9" draw:style-name="gr1" draw:text-style-name="P1" svg:width="0.5cm" svg:height="0.5cm" svg:x="0.53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1:57</text:p>
          </table:table-cell>
          <table:table-cell office:value-type="float" office:value="33">
            <text:p>33</text:p>
          </table:table-cell>
          <table:table-cell table:number-columns-repeated="984"/>
        </table:table-row>
        <table:table-row table:style-name="ro1">
          <table:table-cell/>
          <table:table-cell office:value-type="float" office:value="10">
            <text:p>10</text:p>
          </table:table-cell>
          <table:table-cell>
            <draw:frame table:end-cell-address="Tabelle1.C11" table:end-x="0.46cm" table:end-y="0.501cm" draw:z-index="227" draw:name="Grafik 7" draw:style-name="gr1" draw:text-style-name="P1" svg:width="0.4cm" svg:height="0.5cm" svg:x="0.06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D11" table:end-x="0.458cm" table:end-y="0.501cm" draw:z-index="228" draw:name="Grafik 7" draw:style-name="gr1" draw:text-style-name="P1" svg:width="0.4cm" svg:height="0.5cm" svg:x="0.058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F11" table:end-x="0.007cm" table:end-y="0.501cm" draw:z-index="136" draw:name="Grafik 10" draw:style-name="gr1" draw:text-style-name="P1" svg:width="0.5cm" svg:height="0.5cm" svg:x="0.055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G11" table:end-x="0.005cm" table:end-y="0.501cm" draw:z-index="137" draw:name="Grafik 10" draw:style-name="gr1" draw:text-style-name="P1" svg:width="0.5cm" svg:height="0.5cm" svg:x="0.053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H11" table:end-x="0.003cm" table:end-y="0.501cm" draw:z-index="138" draw:name="Grafik 10" draw:style-name="gr1" draw:text-style-name="P1" svg:width="0.5cm" svg:height="0.5cm" svg:x="0.051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H11" table:end-x="0.549cm" table:end-y="0.501cm" draw:z-index="139" draw:name="Grafik 10" draw:style-name="gr1" draw:text-style-name="P1" svg:width="0.5cm" svg:height="0.5cm" svg:x="0.049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I11" table:end-x="0.546cm" table:end-y="0.501cm" draw:z-index="140" draw:name="Grafik 10" draw:style-name="gr1" draw:text-style-name="P1" svg:width="0.5cm" svg:height="0.5cm" svg:x="0.046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J11" table:end-x="0.544cm" table:end-y="0.501cm" draw:z-index="141" draw:name="Grafik 10" draw:style-name="gr1" draw:text-style-name="P1" svg:width="0.5cm" svg:height="0.5cm" svg:x="0.044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K11" table:end-x="0.542cm" table:end-y="0.501cm" draw:z-index="142" draw:name="Grafik 10" draw:style-name="gr1" draw:text-style-name="P1" svg:width="0.5cm" svg:height="0.5cm" svg:x="0.042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L11" table:end-x="0.54cm" table:end-y="0.501cm" draw:z-index="143" draw:name="Grafik 10" draw:style-name="gr1" draw:text-style-name="P1" svg:width="0.5cm" svg:height="0.5cm" svg:x="0.04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M11" table:end-x="0.537cm" table:end-y="0.501cm" draw:z-index="144" draw:name="Grafik 10" draw:style-name="gr1" draw:text-style-name="P1" svg:width="0.5cm" svg:height="0.5cm" svg:x="0.037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N11" table:end-x="0.535cm" table:end-y="0.501cm" draw:z-index="145" draw:name="Grafik 10" draw:style-name="gr1" draw:text-style-name="P1" svg:width="0.5cm" svg:height="0.5cm" svg:x="0.035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O11" table:end-x="0.533cm" table:end-y="0.501cm" draw:z-index="146" draw:name="Grafik 10" draw:style-name="gr1" draw:text-style-name="P1" svg:width="0.5cm" svg:height="0.5cm" svg:x="0.033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P11" table:end-x="0.53cm" table:end-y="0.501cm" draw:z-index="148" draw:name="Grafik 10" draw:style-name="gr1" draw:text-style-name="P1" svg:width="0.5cm" svg:height="0.5cm" svg:x="0.03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Q11" table:end-x="0.528cm" table:end-y="0.501cm" draw:z-index="147" draw:name="Grafik 10" draw:style-name="gr1" draw:text-style-name="P1" svg:width="0.5cm" svg:height="0.5cm" svg:x="0.028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R11" table:end-x="0.526cm" table:end-y="0.501cm" draw:z-index="149" draw:name="Grafik 10" draw:style-name="gr1" draw:text-style-name="P1" svg:width="0.5cm" svg:height="0.5cm" svg:x="0.026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S11" table:end-x="0.524cm" table:end-y="0.501cm" draw:z-index="150" draw:name="Grafik 10" draw:style-name="gr1" draw:text-style-name="P1" svg:width="0.5cm" svg:height="0.5cm" svg:x="0.024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T11" table:end-x="0.521cm" table:end-y="0.501cm" draw:z-index="151" draw:name="Grafik 10" draw:style-name="gr1" draw:text-style-name="P1" svg:width="0.5cm" svg:height="0.5cm" svg:x="0.021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U11" table:end-x="0.519cm" table:end-y="0.501cm" draw:z-index="152" draw:name="Grafik 10" draw:style-name="gr1" draw:text-style-name="P1" svg:width="0.5cm" svg:height="0.5cm" svg:x="0.019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V11" table:end-x="0.517cm" table:end-y="0.501cm" draw:z-index="153" draw:name="Grafik 10" draw:style-name="gr1" draw:text-style-name="P1" svg:width="0.5cm" svg:height="0.5cm" svg:x="0.017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W11" table:end-x="0.514cm" table:end-y="0.501cm" draw:z-index="154" draw:name="Grafik 10" draw:style-name="gr1" draw:text-style-name="P1" svg:width="0.5cm" svg:height="0.5cm" svg:x="0.014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X11" table:end-x="0.512cm" table:end-y="0.501cm" draw:z-index="155" draw:name="Grafik 10" draw:style-name="gr1" draw:text-style-name="P1" svg:width="0.5cm" svg:height="0.5cm" svg:x="0.012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Y11" table:end-x="0.51cm" table:end-y="0.501cm" draw:z-index="156" draw:name="Grafik 10" draw:style-name="gr1" draw:text-style-name="P1" svg:width="0.5cm" svg:height="0.5cm" svg:x="0.01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Z11" table:end-x="0.508cm" table:end-y="0.501cm" draw:z-index="157" draw:name="Grafik 10" draw:style-name="gr1" draw:text-style-name="P1" svg:width="0.5cm" svg:height="0.5cm" svg:x="0.008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AA11" table:end-x="0.505cm" table:end-y="0.501cm" draw:z-index="158" draw:name="Grafik 10" draw:style-name="gr1" draw:text-style-name="P1" svg:width="0.5cm" svg:height="0.5cm" svg:x="0.005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AB11" table:end-x="0.503cm" table:end-y="0.501cm" draw:z-index="159" draw:name="Grafik 10" draw:style-name="gr1" draw:text-style-name="P1" svg:width="0.5cm" svg:height="0.5cm" svg:x="0.003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AC11" table:end-x="0.501cm" table:end-y="0.501cm" draw:z-index="160" draw:name="Grafik 10" draw:style-name="gr1" draw:text-style-name="P1" svg:width="0.5cm" svg:height="0.5cm" svg:x="0.001cm" svg:y="0.001cm">
              <draw:image xlink:href="Pictures/100000000000019000000190E71F2587.jpg" xlink:type="simple" xlink:show="embed" xlink:actuate="onLoad">
                <text:p/>
              </draw:image>
            </draw:frame>
            <draw:frame table:end-cell-address="Tabelle1.AD11" table:end-x="0.499cm" table:end-y="0.501cm" draw:z-index="162" draw:name="Grafik 10" draw:style-name="gr1" draw:text-style-name="P1" svg:width="0.5cm" svg:height="0.5cm" svg:x="0.547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AE11" table:end-x="0.496cm" table:end-y="0.501cm" draw:z-index="161" draw:name="Grafik 10" draw:style-name="gr1" draw:text-style-name="P1" svg:width="0.5cm" svg:height="0.5cm" svg:x="0.545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AF11" table:end-x="0.494cm" table:end-y="0.501cm" draw:z-index="163" draw:name="Grafik 10" draw:style-name="gr1" draw:text-style-name="P1" svg:width="0.5cm" svg:height="0.5cm" svg:x="0.542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AG11" table:end-x="0.492cm" table:end-y="0.501cm" draw:z-index="164" draw:name="Grafik 10" draw:style-name="gr1" draw:text-style-name="P1" svg:width="0.5cm" svg:height="0.5cm" svg:x="0.54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AH11" table:end-x="0.489cm" table:end-y="0.501cm" draw:z-index="9" draw:name="Grafik 10" draw:style-name="gr1" draw:text-style-name="P1" svg:width="0.5cm" svg:height="0.5cm" svg:x="0.538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AI11" table:end-x="0.487cm" table:end-y="0.501cm" draw:z-index="344" draw:name="Grafik 10" draw:style-name="gr1" draw:text-style-name="P1" svg:width="0.5cm" svg:height="0.5cm" svg:x="0.535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AJ11" table:end-x="0.485cm" table:end-y="0.501cm" draw:z-index="345" draw:name="Grafik 10" draw:style-name="gr1" draw:text-style-name="P1" svg:width="0.5cm" svg:height="0.5cm" svg:x="0.533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AK11" table:end-x="0.484cm" table:end-y="0.501cm" draw:z-index="346" draw:name="Grafik 10" draw:style-name="gr1" draw:text-style-name="P1" svg:width="0.5cm" svg:height="0.5cm" svg:x="0.532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>
            <draw:frame table:end-cell-address="Tabelle1.AL11" table:end-x="0.481cm" table:end-y="0.501cm" draw:z-index="347" draw:name="Grafik 10" draw:style-name="gr1" draw:text-style-name="P1" svg:width="0.5cm" svg:height="0.5cm" svg:x="0.53cm" svg:y="0.001cm">
              <draw:image xlink:href="Pictures/100000000000019000000190E71F2587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28:77</text:p>
          </table:table-cell>
          <table:table-cell office:value-type="float" office:value="20">
            <text:p>20</text:p>
          </table:table-cell>
          <table:table-cell table:number-columns-repeated="98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8">28.05.2019</text:date>, <text:time>18:15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ahlert</meta:initial-creator>
    <meta:creation-date>2018-04-30T21:59:23.68</meta:creation-date>
    <meta:generator>OpenOffice/4.1.5$Win32 OpenOffice.org_project/415m1$Build-9789</meta:generator>
    <dc:date>2019-05-28T18:15:56.40</dc:date>
    <meta:editing-duration>PT1H24M38S</meta:editing-duration>
    <meta:editing-cycles>10</meta:editing-cycles>
    <meta:document-statistic meta:table-count="3" meta:cell-count="69" meta:object-count="360"/>
  </office:meta>
</office:document-meta>
</file>